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MS PMincho" svg:font-family="MS PMincho" style:font-family-generic="roman" style:font-pitch="variable"/>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MS PGothic" svg:font-family="MS PGothic" style:font-family-generic="swiss" style:font-pitch="variable" svg:panose-1="2 11 6 0 7 2 5 8 2 4"/>
    <style:font-face style:name="OpenSymbol" svg:font-family="OpenSymbol" style:font-family-generic="system" style:font-pitch="variable" svg:panose-1="5 1 0 0 0 0 0 0 0 0"/>
    <style:font-face style:name="Arial, Helvetica, Verdana, sans" svg:font-family="Arial, Helvetica, Verdana, sans" style:font-family-generic="system"/>
    <style:font-face style:name="Consolas, 'Bitstream Vera Sans " svg:font-family="Consolas, 'Bitstream Vera Sans "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CharLFO1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style:style style:name="P1" style:parent-style-name="Standard" style:master-page-name="MP0" style:family="paragraph">
      <style:paragraph-properties fo:break-before="page"/>
      <style:text-properties fo:font-weight="bold" style:font-weight-asian="bold" style:font-weight-complex="bold" fo:language="it" fo:country="IT"/>
    </style:style>
    <style:style style:name="P2" style:parent-style-name="Standard" style:family="paragraph">
      <style:text-properties fo:language="it" fo:country="IT"/>
    </style:style>
    <style:style style:name="P3" style:parent-style-name="Standard" style:family="paragraph">
      <style:text-properties fo:language="it" fo:country="IT"/>
    </style:style>
    <style:style style:name="P4" style:parent-style-name="Standard" style:family="paragraph">
      <style:text-properties fo:language="it" fo:country="IT"/>
    </style:style>
    <style:style style:name="P5" style:parent-style-name="Standard" style:family="paragraph">
      <style:text-properties fo:language="it" fo:country="IT"/>
    </style:style>
    <style:style style:name="P6" style:parent-style-name="Standard" style:family="paragraph">
      <style:text-properties fo:language="it" fo:country="IT"/>
    </style:style>
    <style:style style:name="T7" style:parent-style-name="Car.predefinitoparagrafo" style:family="text">
      <style:text-properties fo:language="it" fo:country="IT"/>
    </style:style>
    <style:style style:name="T8" style:parent-style-name="Car.predefinitoparagrafo" style:family="text">
      <style:text-properties fo:language="it" fo:country="IT"/>
    </style:style>
    <style:style style:name="T9" style:parent-style-name="Car.predefinitoparagrafo" style:family="text">
      <style:text-properties fo:font-style="italic" style:font-style-asian="italic" style:font-style-complex="italic" fo:language="it" fo:country="IT"/>
    </style:style>
    <style:style style:name="T10" style:parent-style-name="Car.predefinitoparagrafo" style:family="text">
      <style:text-properties fo:font-style="italic" style:font-style-asian="italic" style:font-style-complex="italic" fo:language="it" fo:country="IT"/>
    </style:style>
    <style:style style:name="P11" style:parent-style-name="Standard" style:family="paragraph">
      <style:text-properties fo:language="it" fo:country="IT"/>
    </style:style>
    <style:style style:name="T12" style:parent-style-name="Car.predefinitoparagrafo" style:family="text">
      <style:text-properties fo:language="it" fo:country="IT"/>
    </style:style>
    <style:style style:name="T13" style:parent-style-name="Car.predefinitoparagrafo" style:family="text">
      <style:text-properties fo:font-style="italic" style:font-style-asian="italic" style:font-style-complex="italic" fo:language="it" fo:country="IT"/>
    </style:style>
    <style:style style:name="P14" style:parent-style-name="Standard" style:family="paragraph">
      <style:text-properties fo:font-style="italic" style:font-style-asian="italic" style:font-style-complex="italic" fo:language="it" fo:country="IT"/>
    </style:style>
    <style:style style:name="P15" style:parent-style-name="Standard" style:family="paragraph">
      <style:text-properties fo:language="it" fo:country="IT"/>
    </style:style>
    <style:style style:name="P16" style:parent-style-name="Standard" style:family="paragraph">
      <style:text-properties fo:language="en" fo:country="GB"/>
    </style:style>
    <style:style style:name="P17" style:parent-style-name="Standard" style:family="paragraph">
      <style:text-properties fo:font-style="italic" style:font-style-asian="italic" style:font-style-complex="italic" fo:language="it" fo:country="IT"/>
    </style:style>
    <style:style style:name="P18" style:parent-style-name="Standard" style:family="paragraph">
      <style:text-properties fo:language="en" fo:country="GB"/>
    </style:style>
    <style:style style:name="P19" style:parent-style-name="Standard" style:family="paragraph">
      <style:text-properties fo:language="en" fo:country="GB"/>
    </style:style>
    <style:style style:name="P20" style:parent-style-name="Standard" style:family="paragraph">
      <style:text-properties fo:font-style="italic" style:font-style-asian="italic" style:font-style-complex="italic" fo:language="it" fo:country="IT"/>
    </style:style>
    <style:style style:name="P21" style:parent-style-name="Standard" style:family="paragraph">
      <style:text-properties fo:font-style="italic" style:font-style-asian="italic" style:font-style-complex="italic" fo:language="it" fo:country="IT"/>
    </style:style>
    <style:style style:name="P22" style:parent-style-name="Standard" style:family="paragraph">
      <style:text-properties fo:language="it" fo:country="IT"/>
    </style:style>
    <style:style style:name="P23" style:parent-style-name="Standard" style:family="paragraph">
      <style:text-properties fo:language="it" fo:country="IT"/>
    </style:style>
    <style:style style:name="P24" style:parent-style-name="Standard" style:family="paragraph">
      <style:text-properties fo:language="it" fo:country="IT"/>
    </style:style>
    <style:style style:name="T25" style:parent-style-name="Car.predefinitoparagrafo" style:family="text">
      <style:text-properties fo:language="it" fo:country="IT"/>
    </style:style>
    <style:style style:name="T26" style:parent-style-name="Car.predefinitoparagrafo" style:family="text">
      <style:text-properties fo:language="it" fo:country="IT"/>
    </style:style>
    <style:style style:name="T27" style:parent-style-name="Car.predefinitoparagrafo" style:family="text">
      <style:text-properties fo:language="it" fo:country="IT"/>
    </style:style>
    <style:style style:name="T28" style:parent-style-name="Car.predefinitoparagrafo" style:family="text">
      <style:text-properties fo:language="it" fo:country="IT"/>
    </style:style>
    <style:style style:name="T29" style:parent-style-name="Car.predefinitoparagrafo" style:family="text">
      <style:text-properties fo:font-style="italic" style:font-style-asian="italic" style:font-style-complex="italic" fo:language="it" fo:country="IT"/>
    </style:style>
    <style:style style:name="P30" style:parent-style-name="Standard" style:family="paragraph">
      <style:text-properties fo:language="it" fo:country="IT"/>
    </style:style>
    <style:style style:name="P31" style:parent-style-name="Standard" style:family="paragraph">
      <style:text-properties fo:language="it" fo:country="IT"/>
    </style:style>
    <style:style style:name="P32" style:parent-style-name="Standard" style:family="paragraph">
      <style:text-properties fo:language="it" fo:country="IT"/>
    </style:style>
    <style:style style:name="P33" style:parent-style-name="Standard" style:family="paragraph">
      <style:text-properties fo:language="it" fo:country="IT"/>
    </style:style>
    <style:style style:name="P34" style:parent-style-name="Standard" style:family="paragraph">
      <style:text-properties fo:language="en" fo:country="GB"/>
    </style:style>
    <style:style style:name="P35" style:parent-style-name="Standard" style:family="paragraph">
      <style:text-properties fo:language="en" fo:country="GB"/>
    </style:style>
    <style:style style:name="P36" style:parent-style-name="Standard" style:family="paragraph">
      <style:text-properties fo:language="en" fo:country="GB"/>
    </style:style>
    <style:style style:name="P37" style:parent-style-name="Standard" style:family="paragraph">
      <style:text-properties fo:language="en" fo:country="GB"/>
    </style:style>
    <style:style style:name="P38" style:parent-style-name="Standard" style:family="paragraph">
      <style:text-properties fo:font-style="italic" style:font-style-asian="italic" style:font-style-complex="italic" fo:language="it" fo:country="IT"/>
    </style:style>
    <style:style style:name="P39" style:parent-style-name="Standard" style:family="paragraph">
      <style:text-properties fo:font-style="italic" style:font-style-asian="italic" style:font-style-complex="italic" fo:language="it" fo:country="IT"/>
    </style:style>
    <style:style style:name="P40" style:parent-style-name="Standard" style:family="paragraph">
      <style:text-properties fo:language="it" fo:country="IT"/>
    </style:style>
    <style:style style:name="P41" style:parent-style-name="Standard" style:family="paragraph">
      <style:text-properties fo:language="it" fo:country="IT"/>
    </style:style>
    <style:style style:name="P42" style:parent-style-name="Standard" style:family="paragraph">
      <style:text-properties fo:language="it" fo:country="IT"/>
    </style:style>
    <style:style style:name="P43" style:parent-style-name="Standard" style:family="paragraph">
      <style:text-properties fo:language="it" fo:country="IT"/>
    </style:style>
    <style:style style:name="P44" style:parent-style-name="Standard" style:family="paragraph">
      <style:text-properties fo:language="it" fo:country="IT"/>
    </style:style>
    <style:style style:name="P45" style:parent-style-name="Standard" style:family="paragraph">
      <style:text-properties fo:font-style="italic" style:font-style-asian="italic" style:font-style-complex="italic" fo:language="it" fo:country="IT"/>
    </style:style>
    <style:style style:name="P46" style:parent-style-name="Standard" style:family="paragraph">
      <style:text-properties fo:font-style="italic" style:font-style-asian="italic" style:font-style-complex="italic" fo:language="it" fo:country="IT"/>
    </style:style>
    <style:style style:name="P47" style:parent-style-name="Standard" style:family="paragraph">
      <style:text-properties fo:font-style="italic" style:font-style-asian="italic" style:font-style-complex="italic" fo:language="it" fo:country="IT"/>
    </style:style>
    <style:style style:name="P48" style:parent-style-name="Standard" style:family="paragraph">
      <style:text-properties fo:language="it" fo:country="IT"/>
    </style:style>
    <style:style style:name="P49" style:parent-style-name="Standard" style:family="paragraph">
      <style:text-properties fo:language="it" fo:country="IT"/>
    </style:style>
    <style:style style:name="P50" style:parent-style-name="Standard" style:family="paragraph">
      <style:text-properties fo:language="it" fo:country="IT"/>
    </style:style>
    <style:style style:name="P51" style:parent-style-name="Standard" style:family="paragraph">
      <style:text-properties fo:language="it" fo:country="IT"/>
    </style:style>
    <style:style style:name="P52" style:parent-style-name="Standard" style:family="paragraph">
      <style:text-properties fo:language="it" fo:country="IT"/>
    </style:style>
    <style:style style:name="P53" style:parent-style-name="Standard" style:family="paragraph">
      <style:text-properties fo:language="it" fo:country="IT"/>
    </style:style>
    <style:style style:name="P54" style:parent-style-name="Standard" style:family="paragraph">
      <style:text-properties fo:language="it" fo:country="IT"/>
    </style:style>
    <style:style style:name="P55" style:parent-style-name="Normale" style:family="paragraph">
      <style:paragraph-properties fo:break-before="page"/>
      <style:text-properties fo:language="it" fo:country="IT" fo:hyphenate="true"/>
    </style:style>
    <style:style style:name="P56" style:parent-style-name="Standard" style:family="paragraph">
      <style:text-properties fo:language="it" fo:country="IT"/>
    </style:style>
    <style:style style:name="P57" style:parent-style-name="Standard" style:family="paragraph">
      <style:text-properties fo:language="it" fo:country="IT"/>
    </style:style>
    <style:style style:name="P58" style:parent-style-name="Standard" style:family="paragraph">
      <style:text-properties fo:language="it" fo:country="IT"/>
    </style:style>
    <style:style style:name="P59" style:parent-style-name="Standard" style:family="paragraph">
      <style:text-properties fo:language="it" fo:country="IT"/>
    </style:style>
    <style:style style:name="P60" style:parent-style-name="Standard" style:family="paragraph">
      <style:text-properties fo:language="it" fo:country="IT"/>
    </style:style>
    <style:style style:name="P61" style:parent-style-name="Standard" style:family="paragraph">
      <style:text-properties fo:language="it" fo:country="IT"/>
    </style:style>
    <style:style style:name="P62" style:parent-style-name="Standard" style:family="paragraph">
      <style:text-properties fo:language="it" fo:country="IT"/>
    </style:style>
    <style:style style:name="P63" style:parent-style-name="Standard" style:family="paragraph">
      <style:text-properties fo:language="it" fo:country="IT"/>
    </style:style>
    <style:style style:name="P64" style:parent-style-name="Standard" style:family="paragraph">
      <style:text-properties fo:language="it" fo:country="IT"/>
    </style:style>
    <style:style style:name="P65" style:parent-style-name="Standard" style:family="paragraph">
      <style:text-properties fo:language="it" fo:country="IT"/>
    </style:style>
    <style:style style:name="P66" style:parent-style-name="Standard" style:family="paragraph">
      <style:text-properties fo:language="it" fo:country="IT"/>
    </style:style>
    <style:style style:name="P67" style:parent-style-name="Standard" style:family="paragraph">
      <style:text-properties fo:language="it" fo:country="IT"/>
    </style:style>
    <style:style style:name="P68" style:parent-style-name="Standard" style:family="paragraph">
      <style:text-properties fo:font-style="italic" style:font-style-asian="italic" style:font-style-complex="italic" fo:language="it" fo:country="IT"/>
    </style:style>
    <style:style style:name="P69" style:parent-style-name="Standard" style:family="paragraph">
      <style:text-properties fo:language="it" fo:country="IT"/>
    </style:style>
    <style:style style:name="P70" style:parent-style-name="Standard" style:family="paragraph">
      <style:text-properties fo:language="it" fo:country="IT"/>
    </style:style>
    <style:style style:name="P71" style:parent-style-name="Standard" style:family="paragraph">
      <style:text-properties fo:language="it" fo:country="IT"/>
    </style:style>
    <style:style style:name="P72" style:parent-style-name="Standard" style:family="paragraph">
      <style:text-properties fo:language="it" fo:country="IT"/>
    </style:style>
    <style:style style:name="P73" style:parent-style-name="Standard" style:family="paragraph">
      <style:text-properties fo:language="it" fo:country="IT"/>
    </style:style>
    <style:style style:name="P74" style:parent-style-name="Textbody" style:family="paragraph">
      <style:paragraph-properties fo:margin-top="0.1041in" fo:margin-bottom="0.1041in" fo:line-height="150%" fo:margin-right="0.2083in"/>
    </style:style>
    <style:style style:name="T75" style:parent-style-name="Car.predefinitoparagrafo" style:family="text">
      <style:text-properties style:font-name="Arial, Helvetica, Verdana, sans" fo:color="#333333" fo:font-size="11pt" style:font-size-asian="11pt" fo:language="it" fo:country="IT"/>
    </style:style>
    <style:style style:name="T76" style:parent-style-name="Car.predefinitoparagrafo" style:family="text">
      <style:text-properties style:font-name="Arial, Helvetica, Verdana, sans" fo:font-weight="bold" style:font-weight-asian="bold" style:font-weight-complex="bold" fo:color="#333333" fo:font-size="11pt" style:font-size-asian="11pt" fo:language="it" fo:country="IT"/>
    </style:style>
    <style:style style:name="T77" style:parent-style-name="Car.predefinitoparagrafo" style:family="text">
      <style:text-properties style:font-name="Arial, Helvetica, Verdana, sans" fo:font-weight="bold" style:font-weight-asian="bold" style:font-weight-complex="bold" fo:color="#333333" fo:font-size="11pt" style:font-size-asian="11pt" fo:language="it" fo:country="IT"/>
    </style:style>
    <style:style style:name="T78" style:parent-style-name="Car.predefinitoparagrafo" style:family="text">
      <style:text-properties style:font-name="Arial, Helvetica, Verdana, sans" fo:color="#333333" fo:font-size="11pt" style:font-size-asian="11pt" fo:language="it" fo:country="IT"/>
    </style:style>
    <style:style style:name="P79" style:parent-style-name="Textbody" style:family="paragraph">
      <style:paragraph-properties fo:margin-top="0.1041in" fo:margin-bottom="0.1041in" fo:line-height="150%" fo:margin-right="0.2083in"/>
      <style:text-properties style:font-name="Arial, Helvetica, Verdana, sans" fo:color="#333333" fo:font-size="11pt" style:font-size-asian="11pt" fo:language="it" fo:country="IT"/>
    </style:style>
    <style:style style:name="P80" style:parent-style-name="Textbody" style:family="paragraph">
      <style:paragraph-properties fo:margin-top="0.1041in" fo:margin-bottom="0.1041in" fo:line-height="150%" fo:margin-right="0.2083in"/>
      <style:text-properties style:font-name="Arial, Helvetica, Verdana, sans" fo:color="#333333" fo:font-size="11pt" style:font-size-asian="11pt" fo:language="it" fo:country="IT"/>
    </style:style>
    <style:style style:name="P81" style:parent-style-name="Textbody" style:family="paragraph">
      <style:paragraph-properties fo:margin-top="0.1041in" fo:margin-bottom="0.1041in" fo:line-height="150%" fo:margin-right="0.2083in"/>
      <style:text-properties style:font-name="Arial, Helvetica, Verdana, sans" fo:color="#333333" fo:font-size="11pt" style:font-size-asian="11pt" fo:language="it" fo:country="IT"/>
    </style:style>
    <style:style style:name="P82" style:parent-style-name="Textbody" style:family="paragraph">
      <style:paragraph-properties fo:margin-top="0.1041in" fo:margin-bottom="0.1041in" fo:line-height="150%" fo:margin-right="0.2083in"/>
      <style:text-properties style:font-name="Arial, Helvetica, Verdana, sans" fo:font-style="italic" style:font-style-asian="italic" style:font-style-complex="italic" fo:color="#333333" fo:font-size="11pt" style:font-size-asian="11pt" fo:language="it" fo:country="IT"/>
    </style:style>
    <style:style style:name="P83" style:parent-style-name="Textbody" style:family="paragraph">
      <style:paragraph-properties fo:margin-top="0.1041in" fo:margin-bottom="0.1041in" fo:line-height="150%" fo:margin-right="0.2083in"/>
    </style:style>
    <style:style style:name="T84" style:parent-style-name="Car.predefinitoparagrafo" style:family="text">
      <style:text-properties style:font-name="Arial, Helvetica, Verdana, sans" fo:color="#333333" fo:font-size="11pt" style:font-size-asian="11pt" fo:language="it" fo:country="IT"/>
    </style:style>
    <style:style style:name="T85" style:parent-style-name="StrongEmphasis" style:family="text">
      <style:text-properties style:font-name="Arial, Helvetica, Verdana, sans" fo:color="#333333" fo:font-size="11pt" style:font-size-asian="11pt" fo:language="it" fo:country="IT"/>
    </style:style>
    <style:style style:name="T86" style:parent-style-name="Car.predefinitoparagrafo" style:family="text">
      <style:text-properties style:font-name="Arial, Helvetica, Verdana, sans" fo:color="#333333" fo:font-size="11pt" style:font-size-asian="11pt" fo:language="it" fo:country="IT"/>
    </style:style>
    <style:style style:name="T87" style:parent-style-name="Car.predefinitoparagrafo" style:family="text">
      <style:text-properties style:font-name="Arial, Helvetica, Verdana, sans" fo:color="#333333" fo:font-size="11pt" style:font-size-asian="11pt" fo:language="it" fo:country="IT"/>
    </style:style>
    <style:style style:name="T88" style:parent-style-name="Car.predefinitoparagrafo" style:family="text">
      <style:text-properties style:font-name="Arial, Helvetica, Verdana, sans" fo:color="#333333" fo:font-size="11pt" style:font-size-asian="11pt" fo:language="it" fo:country="IT"/>
    </style:style>
    <style:style style:name="T89" style:parent-style-name="Car.predefinitoparagrafo" style:family="text">
      <style:text-properties style:font-name="Arial, Helvetica, Verdana, sans" fo:color="#333333" fo:font-size="11pt" style:font-size-asian="11pt" fo:language="it" fo:country="IT"/>
    </style:style>
    <style:style style:name="P90" style:parent-style-name="Textbody" style:family="paragraph">
      <style:paragraph-properties fo:margin-top="0.1041in" fo:margin-bottom="0.1041in" fo:line-height="150%" fo:margin-right="0.2083in"/>
    </style:style>
    <style:style style:name="T91" style:parent-style-name="Car.predefinitoparagrafo" style:family="text">
      <style:text-properties style:font-name="Arial, Helvetica, Verdana, sans" fo:color="#333333" fo:font-size="11pt" style:font-size-asian="11pt" fo:language="it" fo:country="IT"/>
    </style:style>
    <style:style style:name="T92" style:parent-style-name="StrongEmphasis" style:family="text">
      <style:text-properties style:font-name="Arial, Helvetica, Verdana, sans" fo:color="#333333" fo:font-size="11pt" style:font-size-asian="11pt" fo:language="it" fo:country="IT"/>
    </style:style>
    <style:style style:name="T93" style:parent-style-name="Car.predefinitoparagrafo" style:family="text">
      <style:text-properties style:font-name="Arial, Helvetica, Verdana, sans" fo:color="#333333" fo:font-size="11pt" style:font-size-asian="11pt" fo:language="it" fo:country="IT"/>
    </style:style>
    <style:style style:name="T94" style:parent-style-name="Car.predefinitoparagrafo" style:family="text">
      <style:text-properties style:font-name="Arial, Helvetica, Verdana, sans" fo:font-weight="bold" style:font-weight-asian="bold" style:font-weight-complex="bold" fo:color="#333333" fo:font-size="11pt" style:font-size-asian="11pt" fo:language="it" fo:country="IT"/>
    </style:style>
    <style:style style:name="T95" style:parent-style-name="Car.predefinitoparagrafo" style:family="text">
      <style:text-properties style:font-name="Arial, Helvetica, Verdana, sans" fo:color="#333333" fo:font-size="11pt" style:font-size-asian="11pt" fo:language="it" fo:country="IT"/>
    </style:style>
    <style:style style:name="T96" style:parent-style-name="Car.predefinitoparagrafo" style:family="text">
      <style:text-properties style:font-name="Arial, Helvetica, Verdana, sans" fo:font-weight="bold" style:font-weight-asian="bold" style:font-weight-complex="bold" fo:color="#333333" fo:font-size="11pt" style:font-size-asian="11pt" fo:language="it" fo:country="IT"/>
    </style:style>
    <style:style style:name="T97" style:parent-style-name="Car.predefinitoparagrafo" style:family="text">
      <style:text-properties style:font-name="Arial, Helvetica, Verdana, sans" fo:color="#333333" fo:font-size="11pt" style:font-size-asian="11pt" fo:language="it" fo:country="IT"/>
    </style:style>
    <style:style style:name="T98" style:parent-style-name="Car.predefinitoparagrafo" style:family="text">
      <style:text-properties style:font-name="Arial, Helvetica, Verdana, sans" fo:color="#333333" fo:font-size="11pt" style:font-size-asian="11pt" fo:language="it" fo:country="IT"/>
    </style:style>
    <style:style style:name="T99" style:parent-style-name="Car.predefinitoparagrafo" style:family="text">
      <style:text-properties style:font-name="Arial, Helvetica, Verdana, sans" fo:color="#333333" fo:font-size="11pt" style:font-size-asian="11pt" fo:language="it" fo:country="IT"/>
    </style:style>
    <style:style style:name="P100" style:parent-style-name="Textbody" style:family="paragraph">
      <style:paragraph-properties fo:margin-top="0.1041in" fo:margin-bottom="0.1041in" fo:line-height="150%" fo:margin-right="0.2083in"/>
      <style:text-properties style:font-name="Arial, Helvetica, Verdana, sans" fo:color="#333333" fo:font-size="11pt" style:font-size-asian="11pt" fo:language="it" fo:country="IT"/>
    </style:style>
    <style:style style:name="P101" style:parent-style-name="Normale" style:family="paragraph">
      <style:paragraph-properties fo:break-before="page"/>
      <style:text-properties fo:language="it" fo:country="IT"/>
    </style:style>
    <style:style style:name="P102" style:parent-style-name="Textbody" style:family="paragraph">
      <style:paragraph-properties fo:margin-top="0.1041in" fo:margin-bottom="0.1041in" fo:line-height="150%" fo:margin-right="0.2083in"/>
      <style:text-properties style:font-name="Arial, Helvetica, Verdana, sans" fo:color="#333333" fo:font-size="11pt" style:font-size-asian="11pt" fo:language="it" fo:country="IT"/>
    </style:style>
    <style:style style:name="P103" style:parent-style-name="PreformattedText" style:family="paragraph">
      <style:paragraph-properties fo:margin-top="0.1562in" fo:margin-bottom="0.1562in" fo:line-height="140%"/>
      <style:text-properties style:font-name="Consolas, 'Bitstream Vera Sans " fo:color="#333333" fo:language="en" fo:country="GB"/>
    </style:style>
    <style:style style:name="P104" style:parent-style-name="PreformattedText" style:family="paragraph">
      <style:paragraph-properties fo:margin-top="0.1562in" fo:margin-bottom="0.1562in" fo:line-height="140%"/>
    </style:style>
    <style:style style:name="T105" style:parent-style-name="Car.predefinitoparagrafo" style:family="text">
      <style:text-properties fo:color="#333333" fo:language="en" fo:country="GB"/>
    </style:style>
    <style:style style:name="T106" style:parent-style-name="Enfasicorsivo" style:family="text">
      <style:text-properties style:font-name="Consolas, 'Bitstream Vera Sans " fo:color="#333333" fo:language="en" fo:country="GB"/>
    </style:style>
    <style:style style:name="T107" style:parent-style-name="Car.predefinitoparagrafo" style:family="text">
      <style:text-properties style:font-name="Consolas, 'Bitstream Vera Sans " fo:color="#333333" fo:language="en" fo:country="GB"/>
    </style:style>
    <style:style style:name="T108" style:parent-style-name="Enfasicorsivo" style:family="text">
      <style:text-properties style:font-name="Consolas, 'Bitstream Vera Sans " fo:color="#333333" fo:language="en" fo:country="GB"/>
    </style:style>
    <style:style style:name="T109" style:parent-style-name="Car.predefinitoparagrafo" style:family="text">
      <style:text-properties style:font-name="Consolas, 'Bitstream Vera Sans " fo:color="#333333" fo:language="en" fo:country="GB"/>
    </style:style>
    <style:style style:name="P110" style:parent-style-name="PreformattedText" style:family="paragraph">
      <style:paragraph-properties fo:margin-top="0.1562in" fo:margin-bottom="0.1562in" fo:line-height="140%"/>
    </style:style>
    <style:style style:name="T111" style:parent-style-name="Car.predefinitoparagrafo" style:family="text">
      <style:text-properties fo:color="#333333" fo:language="en" fo:country="GB"/>
    </style:style>
    <style:style style:name="T112" style:parent-style-name="Car.predefinitoparagrafo" style:family="text">
      <style:text-properties style:font-name="Consolas, 'Bitstream Vera Sans " fo:color="#333333" fo:language="en" fo:country="GB"/>
    </style:style>
    <style:style style:name="T113" style:parent-style-name="Enfasicorsivo" style:family="text">
      <style:text-properties style:font-name="Consolas, 'Bitstream Vera Sans " fo:color="#333333" fo:language="en" fo:country="GB"/>
    </style:style>
    <style:style style:name="T114" style:parent-style-name="Car.predefinitoparagrafo" style:family="text">
      <style:text-properties style:font-name="Consolas, 'Bitstream Vera Sans " fo:color="#333333" fo:language="en" fo:country="GB"/>
    </style:style>
    <style:style style:name="T115" style:parent-style-name="Enfasicorsivo" style:family="text">
      <style:text-properties style:font-name="Consolas, 'Bitstream Vera Sans " fo:color="#333333" fo:language="en" fo:country="GB"/>
    </style:style>
    <style:style style:name="T116" style:parent-style-name="Car.predefinitoparagrafo" style:family="text">
      <style:text-properties style:font-name="Consolas, 'Bitstream Vera Sans " fo:color="#333333" fo:language="en" fo:country="GB"/>
    </style:style>
    <style:style style:name="P117" style:parent-style-name="Textbody" style:family="paragraph">
      <style:paragraph-properties fo:margin-top="0.1041in" fo:margin-bottom="0.1041in" fo:line-height="150%" fo:margin-right="0.2083in"/>
    </style:style>
    <style:style style:name="T118" style:parent-style-name="Car.predefinitoparagrafo" style:family="text">
      <style:text-properties style:font-name="Arial, Helvetica, Verdana, sans" fo:color="#333333" fo:font-size="11pt" style:font-size-asian="11pt" fo:language="it" fo:country="IT"/>
    </style:style>
    <style:style style:name="T119" style:parent-style-name="Car.predefinitoparagrafo" style:family="text">
      <style:text-properties style:font-name="Arial, Helvetica, Verdana, sans" fo:color="#333333" fo:font-size="11pt" style:font-size-asian="11pt" fo:language="it" fo:country="IT"/>
    </style:style>
    <style:style style:name="T120" style:parent-style-name="Car.predefinitoparagrafo" style:family="text">
      <style:text-properties style:font-name="Arial, Helvetica, Verdana, sans" fo:color="#333333" fo:font-size="11pt" style:font-size-asian="11pt" style:text-underline-type="single" style:text-underline-style="solid" style:text-underline-width="auto" style:text-underline-mode="continuous" fo:language="it" fo:country="IT"/>
    </style:style>
    <style:style style:name="T121" style:parent-style-name="Car.predefinitoparagrafo" style:family="text">
      <style:text-properties style:font-name="Arial, Helvetica, Verdana, sans" fo:color="#333333" fo:font-size="11pt" style:font-size-asian="11pt" fo:language="it" fo:country="IT"/>
    </style:style>
    <style:style style:name="P122" style:parent-style-name="Textbody" style:family="paragraph">
      <style:paragraph-properties fo:margin-top="0.1041in" fo:margin-bottom="0.1041in" fo:line-height="150%" fo:margin-right="0.2083in"/>
    </style:style>
    <style:style style:name="T123" style:parent-style-name="Car.predefinitoparagrafo" style:family="text">
      <style:text-properties style:font-name="Arial, Helvetica, Verdana, sans" fo:color="#333333" fo:font-size="11pt" style:font-size-asian="11pt" fo:language="it" fo:country="IT"/>
    </style:style>
    <style:style style:name="T124" style:parent-style-name="Car.predefinitoparagrafo" style:family="text">
      <style:text-properties style:font-name="Arial, Helvetica, Verdana, sans" fo:color="#333333" fo:font-size="11pt" style:font-size-asian="11pt" style:text-underline-type="single" style:text-underline-style="solid" style:text-underline-width="auto" style:text-underline-mode="continuous" fo:language="it" fo:country="IT"/>
    </style:style>
    <style:style style:name="T125" style:parent-style-name="Car.predefinitoparagrafo" style:family="text">
      <style:text-properties style:font-name="Arial, Helvetica, Verdana, sans" fo:color="#333333" fo:font-size="11pt" style:font-size-asian="11pt" fo:language="it" fo:country="IT"/>
    </style:style>
    <style:style style:name="T126" style:parent-style-name="Car.predefinitoparagrafo" style:family="text">
      <style:text-properties style:font-name="Arial, Helvetica, Verdana, sans" fo:color="#333333" fo:font-size="11pt" style:font-size-asian="11pt" fo:language="it" fo:country="IT"/>
    </style:style>
    <style:style style:name="P127" style:parent-style-name="Textbody" style:family="paragraph">
      <style:paragraph-properties fo:margin-top="0.1041in" fo:margin-bottom="0.1041in" fo:line-height="150%" fo:margin-right="0.2083in"/>
    </style:style>
    <style:style style:name="T128" style:parent-style-name="Car.predefinitoparagrafo" style:family="text">
      <style:text-properties style:font-name="Arial, Helvetica, Verdana, sans" fo:color="#333333" fo:font-size="11pt" style:font-size-asian="11pt" fo:language="it" fo:country="IT"/>
    </style:style>
    <style:style style:name="T129" style:parent-style-name="Car.predefinitoparagrafo" style:family="text">
      <style:text-properties style:font-name="Arial, Helvetica, Verdana, sans" fo:color="#333333" fo:font-size="11pt" style:font-size-asian="11pt" fo:language="it" fo:country="IT"/>
    </style:style>
    <style:style style:name="T130" style:parent-style-name="Car.predefinitoparagrafo" style:family="text">
      <style:text-properties style:font-name="Arial, Helvetica, Verdana, sans" fo:color="#333333" fo:font-size="11pt" style:font-size-asian="11pt" style:text-underline-type="single" style:text-underline-style="solid" style:text-underline-width="auto" style:text-underline-mode="continuous" fo:language="it" fo:country="IT"/>
    </style:style>
    <style:style style:name="T131" style:parent-style-name="StrongEmphasis" style:family="text">
      <style:text-properties style:font-name="Arial, Helvetica, Verdana, sans" fo:color="#333333" fo:font-size="11pt" style:font-size-asian="11pt" style:text-underline-type="single" style:text-underline-style="solid" style:text-underline-width="auto" style:text-underline-mode="continuous" fo:language="it" fo:country="IT"/>
    </style:style>
    <style:style style:name="T132" style:parent-style-name="Car.predefinitoparagrafo" style:family="text">
      <style:text-properties style:font-name="Arial, Helvetica, Verdana, sans" fo:color="#333333" fo:font-size="11pt" style:font-size-asian="11pt" style:text-underline-type="single" style:text-underline-style="solid" style:text-underline-width="auto" style:text-underline-mode="continuous" fo:language="it" fo:country="IT"/>
    </style:style>
    <style:style style:name="T133" style:parent-style-name="Car.predefinitoparagrafo" style:family="text">
      <style:text-properties style:font-name="Arial, Helvetica, Verdana, sans" fo:color="#333333" fo:font-size="11pt" style:font-size-asian="11pt" fo:language="it" fo:country="IT"/>
    </style:style>
    <style:style style:name="T134" style:parent-style-name="Car.predefinitoparagrafo" style:family="text">
      <style:text-properties style:font-name="Arial, Helvetica, Verdana, sans" fo:color="#333333" fo:font-size="11pt" style:font-size-asian="11pt" fo:language="it" fo:country="IT"/>
    </style:style>
    <style:style style:name="T135" style:parent-style-name="StrongEmphasis" style:family="text">
      <style:text-properties style:font-name="Arial, Helvetica, Verdana, sans" fo:color="#333333" fo:font-size="11pt" style:font-size-asian="11pt" fo:language="it" fo:country="IT"/>
    </style:style>
    <style:style style:name="T136" style:parent-style-name="Car.predefinitoparagrafo" style:family="text">
      <style:text-properties style:font-name="Arial, Helvetica, Verdana, sans" fo:color="#333333" fo:font-size="11pt" style:font-size-asian="11pt" fo:language="it" fo:country="IT"/>
    </style:style>
    <style:style style:name="T137" style:parent-style-name="Car.predefinitoparagrafo" style:family="text">
      <style:text-properties style:font-name="Arial, Helvetica, Verdana, sans" fo:color="#333333" fo:font-size="11pt" style:font-size-asian="11pt" style:text-underline-type="single" style:text-underline-style="solid" style:text-underline-width="auto" style:text-underline-mode="continuous" fo:language="it" fo:country="IT"/>
    </style:style>
    <style:style style:name="T138" style:parent-style-name="Car.predefinitoparagrafo" style:family="text">
      <style:text-properties style:font-name="Arial, Helvetica, Verdana, sans" fo:color="#333333" fo:font-size="11pt" style:font-size-asian="11pt" fo:language="it" fo:country="IT"/>
    </style:style>
    <style:style style:name="T139" style:parent-style-name="Car.predefinitoparagrafo" style:family="text">
      <style:text-properties style:font-name="Arial, Helvetica, Verdana, sans" fo:color="#333333" fo:font-size="11pt" style:font-size-asian="11pt" fo:language="it" fo:country="IT"/>
    </style:style>
    <style:style style:name="T140" style:parent-style-name="StrongEmphasis" style:family="text">
      <style:text-properties style:font-name="Arial, Helvetica, Verdana, sans" fo:color="#333333" fo:font-size="11pt" style:font-size-asian="11pt" fo:language="it" fo:country="IT"/>
    </style:style>
    <style:style style:name="T141" style:parent-style-name="Car.predefinitoparagrafo" style:family="text">
      <style:text-properties style:font-name="Arial, Helvetica, Verdana, sans" fo:color="#333333" fo:font-size="11pt" style:font-size-asian="11pt" fo:language="it" fo:country="IT"/>
    </style:style>
    <style:style style:name="P142" style:parent-style-name="Textbody" style:family="paragraph">
      <style:paragraph-properties fo:margin-top="0.1041in" fo:margin-bottom="0.1041in" fo:line-height="150%" fo:margin-right="0.2083in"/>
      <style:text-properties style:font-name="Arial, Helvetica, Verdana, sans" fo:color="#333333" fo:font-size="11pt" style:font-size-asian="11pt" fo:language="it" fo:country="IT"/>
    </style:style>
    <style:style style:name="P143" style:parent-style-name="Textbody" style:family="paragraph">
      <style:paragraph-properties fo:margin-top="0.1041in" fo:margin-bottom="0.1041in" fo:line-height="150%" fo:margin-right="0.2083in"/>
      <style:text-properties style:font-name="Arial, Helvetica, Verdana, sans" fo:color="#333333" fo:font-size="11pt" style:font-size-asian="11pt" fo:language="it" fo:country="IT"/>
    </style:style>
    <style:style style:name="P144" style:parent-style-name="Textbody" style:family="paragraph">
      <style:paragraph-properties fo:border="0.0034in solid #CCCCCC" fo:padding="0.1111in" style:shadow="none" fo:margin-top="0.1041in" fo:margin-bottom="0.1041in" fo:line-height="140%" fo:margin-right="0.2083in"/>
      <style:text-properties style:font-name="Consolas, 'Bitstream Vera Sans " fo:color="#333333" fo:font-size="9pt" style:font-size-asian="9pt" fo:language="it" fo:country="IT"/>
    </style:style>
    <style:style style:name="P145" style:parent-style-name="Textbody" style:family="paragraph">
      <style:paragraph-properties fo:margin-top="0.1041in" fo:margin-bottom="0.1041in" fo:line-height="150%" fo:margin-right="0.2083in"/>
      <style:text-properties style:font-name="Arial, Helvetica, Verdana, sans" fo:color="#333333" fo:font-size="11pt" style:font-size-asian="11pt" fo:language="it" fo:country="IT"/>
    </style:style>
    <style:style style:name="P146" style:parent-style-name="Titolo2" style:family="paragraph">
      <style:text-properties fo:language="it" fo:country="IT"/>
    </style:style>
    <style:style style:name="P147" style:parent-style-name="Textbody" style:family="paragraph">
      <style:paragraph-properties fo:margin-top="0.1041in" fo:margin-bottom="0.1041in" fo:line-height="150%" fo:margin-right="0.2083in"/>
      <style:text-properties style:font-name="Arial, Helvetica, Verdana, sans" fo:color="#333333" fo:font-size="11pt" style:font-size-asian="11pt" fo:language="it" fo:country="IT"/>
    </style:style>
    <style:style style:name="P148" style:parent-style-name="Textbody" style:family="paragraph">
      <style:paragraph-properties fo:margin-top="0.1041in" fo:margin-bottom="0.1041in" fo:line-height="150%" fo:margin-right="0.2083in"/>
    </style:style>
    <style:style style:name="T149" style:parent-style-name="Car.predefinitoparagrafo" style:family="text">
      <style:text-properties style:font-name="Arial, Helvetica, Verdana, sans" fo:color="#333333" fo:font-size="11pt" style:font-size-asian="11pt" fo:language="it" fo:country="IT"/>
    </style:style>
    <style:style style:name="T150" style:parent-style-name="Car.predefinitoparagrafo" style:family="text">
      <style:text-properties style:font-name="Arial, Helvetica, Verdana, sans" fo:color="#333333" fo:font-size="11pt" style:font-size-asian="11pt" fo:language="it" fo:country="IT"/>
    </style:style>
    <style:style style:name="T151" style:parent-style-name="Car.predefinitoparagrafo" style:family="text">
      <style:text-properties style:font-name="Arial, Helvetica, Verdana, sans" fo:color="#333333" fo:font-size="11pt" style:font-size-asian="11pt" fo:language="it" fo:country="IT"/>
    </style:style>
    <style:style style:name="T152" style:parent-style-name="StrongEmphasis" style:family="text">
      <style:text-properties style:font-name="Arial, Helvetica, Verdana, sans" fo:color="#333333" fo:font-size="11pt" style:font-size-asian="11pt" fo:language="it" fo:country="IT"/>
    </style:style>
    <style:style style:name="T153" style:parent-style-name="Car.predefinitoparagrafo" style:family="text">
      <style:text-properties style:font-name="Arial, Helvetica, Verdana, sans" fo:color="#333333" fo:font-size="11pt" style:font-size-asian="11pt" fo:language="it" fo:country="IT"/>
    </style:style>
    <style:style style:name="T154" style:parent-style-name="StrongEmphasis" style:family="text">
      <style:text-properties style:font-name="Arial, Helvetica, Verdana, sans" fo:color="#333333" fo:font-size="11pt" style:font-size-asian="11pt" fo:language="it" fo:country="IT"/>
    </style:style>
    <style:style style:name="T155" style:parent-style-name="Car.predefinitoparagrafo" style:family="text">
      <style:text-properties style:font-name="Arial, Helvetica, Verdana, sans" fo:color="#333333" fo:font-size="11pt" style:font-size-asian="11pt" fo:language="it" fo:country="IT"/>
    </style:style>
    <style:style style:name="P156" style:parent-style-name="Textbody" style:family="paragraph">
      <style:paragraph-properties fo:margin-top="0.1041in" fo:margin-bottom="0.1041in" fo:line-height="150%" fo:margin-right="0.2083in"/>
    </style:style>
    <style:style style:name="T157" style:parent-style-name="Car.predefinitoparagrafo" style:family="text">
      <style:text-properties style:font-name="Arial, Helvetica, Verdana, sans" fo:color="#333333" fo:font-size="11pt" style:font-size-asian="11pt" fo:language="it" fo:country="IT"/>
    </style:style>
    <style:style style:name="T158" style:parent-style-name="StrongEmphasis" style:family="text">
      <style:text-properties style:font-name="Arial, Helvetica, Verdana, sans" fo:color="#333333" fo:font-size="11pt" style:font-size-asian="11pt" fo:language="it" fo:country="IT"/>
    </style:style>
    <style:style style:name="T159" style:parent-style-name="Car.predefinitoparagrafo" style:family="text">
      <style:text-properties style:font-name="Arial, Helvetica, Verdana, sans" fo:color="#333333" fo:font-size="11pt" style:font-size-asian="11pt" fo:language="it" fo:country="IT"/>
    </style:style>
    <style:style style:name="T160" style:parent-style-name="Car.predefinitoparagrafo" style:family="text">
      <style:text-properties style:font-name="Arial, Helvetica, Verdana, sans" fo:color="#333333" fo:font-size="11pt" style:font-size-asian="11pt" fo:language="it" fo:country="IT"/>
    </style:style>
    <style:style style:name="T161" style:parent-style-name="StrongEmphasis" style:family="text">
      <style:text-properties style:font-name="Arial, Helvetica, Verdana, sans" fo:color="#333333" fo:font-size="11pt" style:font-size-asian="11pt" fo:language="it" fo:country="IT"/>
    </style:style>
    <style:style style:name="T162" style:parent-style-name="Car.predefinitoparagrafo" style:family="text">
      <style:text-properties style:font-name="Arial, Helvetica, Verdana, sans" fo:color="#333333" fo:font-size="11pt" style:font-size-asian="11pt" fo:language="it" fo:country="IT"/>
    </style:style>
    <style:style style:name="T163" style:parent-style-name="StrongEmphasis" style:family="text">
      <style:text-properties style:font-name="Arial, Helvetica, Verdana, sans" fo:color="#333333" fo:font-size="11pt" style:font-size-asian="11pt" fo:language="it" fo:country="IT"/>
    </style:style>
    <style:style style:name="T164" style:parent-style-name="Car.predefinitoparagrafo" style:family="text">
      <style:text-properties style:font-name="Arial, Helvetica, Verdana, sans" fo:color="#333333" fo:font-size="11pt" style:font-size-asian="11pt" fo:language="it" fo:country="IT"/>
    </style:style>
    <style:style style:name="T165" style:parent-style-name="Car.predefinitoparagrafo" style:family="text">
      <style:text-properties style:font-name="Arial, Helvetica, Verdana, sans" fo:color="#333333" fo:font-size="11pt" style:font-size-asian="11pt" fo:language="it" fo:country="IT"/>
    </style:style>
    <style:style style:name="T166" style:parent-style-name="StrongEmphasis" style:family="text">
      <style:text-properties style:font-name="Arial, Helvetica, Verdana, sans" fo:color="#333333" fo:font-size="11pt" style:font-size-asian="11pt" fo:language="it" fo:country="IT"/>
    </style:style>
    <style:style style:name="T167" style:parent-style-name="Car.predefinitoparagrafo" style:family="text">
      <style:text-properties style:font-name="Arial, Helvetica, Verdana, sans" fo:color="#333333" fo:font-size="11pt" style:font-size-asian="11pt" fo:language="it" fo:country="IT"/>
    </style:style>
    <style:style style:name="T168" style:parent-style-name="StrongEmphasis" style:family="text">
      <style:text-properties style:font-name="Arial, Helvetica, Verdana, sans" fo:color="#333333" fo:font-size="11pt" style:font-size-asian="11pt" fo:language="it" fo:country="IT"/>
    </style:style>
    <style:style style:name="T169" style:parent-style-name="Car.predefinitoparagrafo" style:family="text">
      <style:text-properties style:font-name="Arial, Helvetica, Verdana, sans" fo:color="#333333" fo:font-size="11pt" style:font-size-asian="11pt" fo:language="it" fo:country="IT"/>
    </style:style>
    <style:style style:name="T170" style:parent-style-name="StrongEmphasis" style:family="text">
      <style:text-properties style:font-name="Arial, Helvetica, Verdana, sans" fo:color="#333333" fo:font-size="11pt" style:font-size-asian="11pt" fo:language="it" fo:country="IT"/>
    </style:style>
    <style:style style:name="T171" style:parent-style-name="Car.predefinitoparagrafo" style:family="text">
      <style:text-properties style:font-name="Arial, Helvetica, Verdana, sans" fo:color="#333333" fo:font-size="11pt" style:font-size-asian="11pt" fo:language="it" fo:country="IT"/>
    </style:style>
    <style:style style:name="T172" style:parent-style-name="StrongEmphasis" style:family="text">
      <style:text-properties style:font-name="Arial, Helvetica, Verdana, sans" fo:color="#333333" fo:font-size="11pt" style:font-size-asian="11pt" fo:language="it" fo:country="IT"/>
    </style:style>
    <style:style style:name="T173" style:parent-style-name="Car.predefinitoparagrafo" style:family="text">
      <style:text-properties style:font-name="Arial, Helvetica, Verdana, sans" fo:color="#333333" fo:font-size="11pt" style:font-size-asian="11pt" fo:language="it" fo:country="IT"/>
    </style:style>
    <style:style style:name="T174" style:parent-style-name="StrongEmphasis" style:family="text">
      <style:text-properties style:font-name="Arial, Helvetica, Verdana, sans" fo:color="#333333" fo:font-size="11pt" style:font-size-asian="11pt" fo:language="it" fo:country="IT"/>
    </style:style>
    <style:style style:name="T175" style:parent-style-name="Car.predefinitoparagrafo" style:family="text">
      <style:text-properties style:font-name="Arial, Helvetica, Verdana, sans" fo:color="#333333" fo:font-size="11pt" style:font-size-asian="11pt" fo:language="it" fo:country="IT"/>
    </style:style>
    <style:style style:name="P176" style:parent-style-name="Textbody" style:family="paragraph">
      <style:paragraph-properties fo:margin-top="0.1041in" fo:margin-bottom="0.1041in" fo:line-height="150%" fo:margin-right="0.2083in"/>
    </style:style>
    <style:style style:name="T177" style:parent-style-name="Car.predefinitoparagrafo" style:family="text">
      <style:text-properties style:font-name="Arial, Helvetica, Verdana, sans" fo:color="#333333" fo:font-size="11pt" style:font-size-asian="11pt" fo:language="it" fo:country="IT"/>
    </style:style>
    <style:style style:name="T178" style:parent-style-name="StrongEmphasis" style:family="text">
      <style:text-properties style:font-name="Arial, Helvetica, Verdana, sans" fo:color="#333333" fo:font-size="11pt" style:font-size-asian="11pt" fo:language="it" fo:country="IT"/>
    </style:style>
    <style:style style:name="T179" style:parent-style-name="Car.predefinitoparagrafo" style:family="text">
      <style:text-properties style:font-name="Arial, Helvetica, Verdana, sans" fo:color="#333333" fo:font-size="11pt" style:font-size-asian="11pt" fo:language="it" fo:country="IT"/>
    </style:style>
    <style:style style:name="T180" style:parent-style-name="Car.predefinitoparagrafo" style:family="text">
      <style:text-properties style:font-name="Arial, Helvetica, Verdana, sans" fo:color="#333333" fo:font-size="11pt" style:font-size-asian="11pt" fo:language="it" fo:country="IT"/>
    </style:style>
    <style:style style:name="T181" style:parent-style-name="Car.predefinitoparagrafo" style:family="text">
      <style:text-properties style:font-name="Arial, Helvetica, Verdana, sans" fo:color="#333333" fo:font-size="11pt" style:font-size-asian="11pt" fo:language="it" fo:country="IT"/>
    </style:style>
    <style:style style:name="T182" style:parent-style-name="Car.predefinitoparagrafo" style:family="text">
      <style:text-properties style:font-name="Arial, Helvetica, Verdana, sans" fo:color="#333333" fo:font-size="11pt" style:font-size-asian="11pt" fo:language="it" fo:country="IT"/>
    </style:style>
    <style:style style:name="T183" style:parent-style-name="StrongEmphasis" style:family="text">
      <style:text-properties style:font-name="Arial, Helvetica, Verdana, sans" fo:color="#333333" fo:font-size="11pt" style:font-size-asian="11pt" fo:language="it" fo:country="IT"/>
    </style:style>
    <style:style style:name="T184" style:parent-style-name="Car.predefinitoparagrafo" style:family="text">
      <style:text-properties style:font-name="Arial, Helvetica, Verdana, sans" fo:color="#333333" fo:font-size="11pt" style:font-size-asian="11pt" fo:language="it" fo:country="IT"/>
    </style:style>
    <style:style style:name="T185" style:parent-style-name="Car.predefinitoparagrafo" style:family="text">
      <style:text-properties style:font-name="Arial, Helvetica, Verdana, sans" fo:color="#333333" fo:font-size="11pt" style:font-size-asian="11pt" fo:language="it" fo:country="IT"/>
    </style:style>
    <style:style style:name="P186" style:parent-style-name="Textbody" style:family="paragraph">
      <style:paragraph-properties fo:margin-top="0.1041in" fo:margin-bottom="0.1041in" fo:line-height="150%" fo:margin-right="0.2083in"/>
      <style:text-properties style:font-name="Arial, Helvetica, Verdana, sans" fo:color="#333333" fo:font-size="11pt" style:font-size-asian="11pt" fo:language="it" fo:country="IT"/>
    </style:style>
    <style:style style:name="P187" style:parent-style-name="Textbody" style:family="paragraph">
      <style:paragraph-properties fo:border="0.0034in solid #CCCCCC" fo:padding="0.1111in" style:shadow="none" fo:margin-top="0.1041in" fo:margin-bottom="0.1041in" fo:line-height="140%" fo:margin-right="0.2083in"/>
    </style:style>
    <style:style style:name="T188" style:parent-style-name="Car.predefinitoparagrafo" style:family="text">
      <style:text-properties style:font-name="Consolas, 'Bitstream Vera Sans " fo:color="#333333" fo:font-size="9pt" style:font-size-asian="9pt" fo:language="it" fo:country="IT"/>
    </style:style>
    <style:style style:name="T189" style:parent-style-name="Car.predefinitoparagrafo" style:family="text">
      <style:text-properties style:font-name="Consolas, 'Bitstream Vera Sans " fo:color="#333333" fo:font-size="9pt" style:font-size-asian="9pt" fo:language="it" fo:country="IT"/>
    </style:style>
    <style:style style:name="T190" style:parent-style-name="Car.predefinitoparagrafo" style:family="text">
      <style:text-properties style:font-name="Consolas, 'Bitstream Vera Sans " fo:color="#333333" fo:font-size="9pt" style:font-size-asian="9pt" fo:language="it" fo:country="IT"/>
    </style:style>
    <style:style style:name="T191" style:parent-style-name="Enfasicorsivo" style:family="text">
      <style:text-properties style:font-name="Consolas, 'Bitstream Vera Sans " fo:color="#333333" fo:font-size="9pt" style:font-size-asian="9pt" fo:language="it" fo:country="IT"/>
    </style:style>
    <style:style style:name="T192" style:parent-style-name="Car.predefinitoparagrafo" style:family="text">
      <style:text-properties style:font-name="Consolas, 'Bitstream Vera Sans " fo:color="#333333" fo:font-size="9pt" style:font-size-asian="9pt" fo:language="it" fo:country="IT"/>
    </style:style>
    <style:style style:name="T193" style:parent-style-name="Car.predefinitoparagrafo" style:family="text">
      <style:text-properties style:font-name="Consolas, 'Bitstream Vera Sans " fo:color="#333333" fo:font-size="9pt" style:font-size-asian="9pt" fo:language="it" fo:country="IT"/>
    </style:style>
    <style:style style:name="T194" style:parent-style-name="Car.predefinitoparagrafo" style:family="text">
      <style:text-properties style:font-name="Consolas, 'Bitstream Vera Sans " fo:color="#333333" fo:font-size="9pt" style:font-size-asian="9pt" fo:language="it" fo:country="IT"/>
    </style:style>
    <style:style style:name="T195" style:parent-style-name="Car.predefinitoparagrafo" style:family="text">
      <style:text-properties style:font-name="Consolas, 'Bitstream Vera Sans " fo:color="#333333" fo:font-size="9pt" style:font-size-asian="9pt" fo:language="it" fo:country="IT"/>
    </style:style>
    <style:style style:name="T196" style:parent-style-name="Car.predefinitoparagrafo" style:family="text">
      <style:text-properties style:font-name="Consolas, 'Bitstream Vera Sans " fo:color="#333333" fo:font-size="9pt" style:font-size-asian="9pt" fo:language="it" fo:country="IT"/>
    </style:style>
    <style:style style:name="T197" style:parent-style-name="Enfasicorsivo" style:family="text">
      <style:text-properties style:font-name="Consolas, 'Bitstream Vera Sans " fo:color="#333333" fo:font-size="9pt" style:font-size-asian="9pt" fo:language="it" fo:country="IT"/>
    </style:style>
    <style:style style:name="T198" style:parent-style-name="Car.predefinitoparagrafo" style:family="text">
      <style:text-properties style:font-name="Consolas, 'Bitstream Vera Sans " fo:color="#333333" fo:font-size="9pt" style:font-size-asian="9pt" fo:language="it" fo:country="IT"/>
    </style:style>
    <style:style style:name="T199" style:parent-style-name="Car.predefinitoparagrafo" style:family="text">
      <style:text-properties style:font-name="Consolas, 'Bitstream Vera Sans " fo:color="#333333" fo:font-size="9pt" style:font-size-asian="9pt" fo:language="it" fo:country="IT"/>
    </style:style>
    <style:style style:name="T200" style:parent-style-name="Car.predefinitoparagrafo" style:family="text">
      <style:text-properties style:font-name="Consolas, 'Bitstream Vera Sans " fo:color="#333333" fo:font-size="9pt" style:font-size-asian="9pt" fo:language="it" fo:country="IT"/>
    </style:style>
    <style:style style:name="T201" style:parent-style-name="Car.predefinitoparagrafo" style:family="text">
      <style:text-properties style:font-name="Consolas, 'Bitstream Vera Sans " fo:color="#333333" fo:font-size="9pt" style:font-size-asian="9pt" fo:language="it" fo:country="IT"/>
    </style:style>
    <style:style style:name="T202" style:parent-style-name="Car.predefinitoparagrafo" style:family="text">
      <style:text-properties style:font-name="Consolas, 'Bitstream Vera Sans " fo:color="#333333" fo:font-size="9pt" style:font-size-asian="9pt" fo:language="it" fo:country="IT"/>
    </style:style>
    <style:style style:name="T203" style:parent-style-name="Enfasicorsivo" style:family="text">
      <style:text-properties style:font-name="Consolas, 'Bitstream Vera Sans " fo:color="#333333" fo:font-size="9pt" style:font-size-asian="9pt" fo:language="it" fo:country="IT"/>
    </style:style>
    <style:style style:name="T204" style:parent-style-name="Car.predefinitoparagrafo" style:family="text">
      <style:text-properties style:font-name="Consolas, 'Bitstream Vera Sans " fo:color="#333333" fo:font-size="9pt" style:font-size-asian="9pt" fo:language="it" fo:country="IT"/>
    </style:style>
    <style:style style:name="T205" style:parent-style-name="Car.predefinitoparagrafo" style:family="text">
      <style:text-properties style:font-name="Consolas, 'Bitstream Vera Sans " fo:color="#333333" fo:font-size="9pt" style:font-size-asian="9pt" fo:language="it" fo:country="IT"/>
    </style:style>
    <style:style style:name="T206" style:parent-style-name="Car.predefinitoparagrafo" style:family="text">
      <style:text-properties style:font-name="Consolas, 'Bitstream Vera Sans " fo:color="#333333" fo:font-size="9pt" style:font-size-asian="9pt" fo:language="it" fo:country="IT"/>
    </style:style>
    <style:style style:name="P207" style:parent-style-name="Textbody" style:family="paragraph">
      <style:paragraph-properties fo:margin-top="0.1041in" fo:margin-bottom="0.1041in" fo:line-height="150%" fo:margin-right="0.2083in"/>
    </style:style>
    <style:style style:name="T208" style:parent-style-name="Car.predefinitoparagrafo" style:family="text">
      <style:text-properties style:font-name="Arial, Helvetica, Verdana, sans" fo:color="#333333" fo:font-size="11pt" style:font-size-asian="11pt" fo:language="it" fo:country="IT"/>
    </style:style>
    <style:style style:name="T209" style:parent-style-name="Car.predefinitoparagrafo" style:family="text">
      <style:text-properties style:font-name="Arial, Helvetica, Verdana, sans" fo:color="#333333" fo:font-size="11pt" style:font-size-asian="11pt" fo:language="it" fo:country="IT"/>
    </style:style>
    <style:style style:name="T210" style:parent-style-name="Enfasicorsivo" style:family="text">
      <style:text-properties style:font-name="Arial, Helvetica, Verdana, sans" fo:color="#333333" fo:font-size="11pt" style:font-size-asian="11pt" fo:language="it" fo:country="IT"/>
    </style:style>
    <style:style style:name="T211" style:parent-style-name="Car.predefinitoparagrafo" style:family="text">
      <style:text-properties style:font-name="Arial, Helvetica, Verdana, sans" fo:color="#333333" fo:font-size="11pt" style:font-size-asian="11pt" fo:language="it" fo:country="IT"/>
    </style:style>
    <style:style style:name="T212" style:parent-style-name="Car.predefinitoparagrafo" style:family="text">
      <style:text-properties style:font-name="Arial, Helvetica, Verdana, sans" fo:color="#333333" fo:font-size="11pt" style:font-size-asian="11pt" fo:language="it" fo:country="IT"/>
    </style:style>
    <style:style style:name="P213" style:parent-style-name="Textbody" style:family="paragraph">
      <style:paragraph-properties fo:margin-top="0.1041in" fo:margin-bottom="0.1041in" fo:line-height="150%" fo:margin-right="0.2083in"/>
      <style:text-properties style:font-name="Arial, Helvetica, Verdana, sans" fo:color="#333333" fo:font-size="11pt" style:font-size-asian="11pt" fo:language="it" fo:country="IT"/>
    </style:style>
    <style:style style:name="P214" style:parent-style-name="Textbody" style:family="paragraph">
      <style:paragraph-properties fo:margin-top="0.1041in" fo:margin-bottom="0.1041in" fo:line-height="150%" fo:margin-right="0.2083in"/>
      <style:text-properties style:font-name="Arial, Helvetica, Verdana, sans" fo:color="#333333" fo:font-size="11pt" style:font-size-asian="11pt" fo:language="it" fo:country="IT"/>
    </style:style>
    <style:style style:name="P215" style:parent-style-name="Textbody" style:family="paragraph">
      <style:paragraph-properties fo:margin-top="0.1041in" fo:margin-bottom="0.1041in" fo:line-height="150%" fo:margin-right="0.2083in"/>
      <style:text-properties style:font-name="Arial, Helvetica, Verdana, sans" fo:color="#333333" fo:font-size="11pt" style:font-size-asian="11pt" fo:language="it" fo:country="IT"/>
    </style:style>
    <style:style style:name="P216" style:parent-style-name="Textbody" style:family="paragraph">
      <style:paragraph-properties fo:margin-top="0.1041in" fo:margin-bottom="0.1041in" fo:line-height="150%" fo:margin-right="0.2083in"/>
      <style:text-properties style:font-name="Arial, Helvetica, Verdana, sans" fo:color="#333333" fo:font-size="11pt" style:font-size-asian="11pt" fo:language="it" fo:country="IT"/>
    </style:style>
    <style:style style:name="P217" style:parent-style-name="Textbody" style:family="paragraph">
      <style:paragraph-properties fo:border="0.0034in solid #CCCCCC" fo:padding="0.1111in" style:shadow="none" fo:margin-top="0.1041in" fo:margin-bottom="0.1041in" fo:line-height="140%" fo:margin-right="0.2083in"/>
      <style:text-properties style:font-name="Consolas, 'Bitstream Vera Sans " fo:color="#333333" fo:font-size="9pt" style:font-size-asian="9pt" fo:language="en" fo:country="GB"/>
    </style:style>
    <style:style style:name="P218" style:parent-style-name="Textbody" style:family="paragraph">
      <style:paragraph-properties fo:margin-top="0.1041in" fo:margin-bottom="0.1041in" fo:line-height="150%" fo:margin-right="0.2083in"/>
      <style:text-properties style:font-name="Arial, Helvetica, Verdana, sans" fo:color="#333333" fo:font-size="11pt" style:font-size-asian="11pt" fo:language="it" fo:country="IT"/>
    </style:style>
    <style:style style:name="P219" style:parent-style-name="Titolo2" style:family="paragraph">
      <style:text-properties fo:language="it" fo:country="IT"/>
    </style:style>
    <style:style style:name="P220" style:parent-style-name="Textbody" style:family="paragraph">
      <style:paragraph-properties fo:margin-top="0.1041in" fo:margin-bottom="0.1041in" fo:line-height="150%" fo:margin-right="0.2083in"/>
      <style:text-properties style:font-name="Arial, Helvetica, Verdana, sans" fo:color="#333333" fo:font-size="11pt" style:font-size-asian="11pt" fo:language="it" fo:country="IT"/>
    </style:style>
    <style:style style:name="P221" style:parent-style-name="Textbody" style:family="paragraph">
      <style:paragraph-properties fo:margin-top="0.0729in" fo:margin-bottom="0.0729in"/>
    </style:style>
    <style:style style:name="T222" style:parent-style-name="StrongEmphasis" style:family="text">
      <style:text-properties style:font-name="Arial, Helvetica, Verdana, sans" fo:color="#333333" fo:font-size="11pt" style:font-size-asian="11pt" fo:language="it" fo:country="IT"/>
    </style:style>
    <style:style style:name="T223" style:parent-style-name="Car.predefinitoparagrafo" style:family="text">
      <style:text-properties style:font-name="Arial, Helvetica, Verdana, sans" fo:color="#333333" fo:font-size="11pt" style:font-size-asian="11pt" fo:language="it" fo:country="IT"/>
    </style:style>
    <style:style style:name="T224" style:parent-style-name="StrongEmphasis" style:family="text">
      <style:text-properties style:font-name="Arial, Helvetica, Verdana, sans" fo:color="#333333" fo:font-size="11pt" style:font-size-asian="11pt" fo:language="it" fo:country="IT"/>
    </style:style>
    <style:style style:name="T225" style:parent-style-name="StrongEmphasis" style:family="text">
      <style:text-properties style:font-name="Arial, Helvetica, Verdana, sans" fo:color="#333333" fo:font-size="11pt" style:font-size-asian="11pt" fo:language="it" fo:country="IT"/>
    </style:style>
    <style:style style:name="T226" style:parent-style-name="Car.predefinitoparagrafo" style:family="text">
      <style:text-properties style:font-name="Arial, Helvetica, Verdana, sans" fo:color="#333333" fo:font-size="11pt" style:font-size-asian="11pt" fo:language="it" fo:country="IT"/>
    </style:style>
    <style:style style:name="P227" style:parent-style-name="Textbody" style:family="paragraph">
      <style:paragraph-properties fo:margin-top="0.0729in" fo:margin-bottom="0.0729in"/>
    </style:style>
    <style:style style:name="T228" style:parent-style-name="StrongEmphasis" style:family="text">
      <style:text-properties style:font-name="Arial, Helvetica, Verdana, sans" fo:color="#333333" fo:font-size="11pt" style:font-size-asian="11pt" fo:language="it" fo:country="IT"/>
    </style:style>
    <style:style style:name="T229" style:parent-style-name="Car.predefinitoparagrafo" style:family="text">
      <style:text-properties style:font-name="Arial, Helvetica, Verdana, sans" fo:color="#333333" fo:font-size="11pt" style:font-size-asian="11pt" fo:language="it" fo:country="IT"/>
    </style:style>
    <style:style style:name="T230" style:parent-style-name="Car.predefinitoparagrafo" style:family="text">
      <style:text-properties style:font-name="Arial, Helvetica, Verdana, sans" fo:color="#333333" fo:font-size="11pt" style:font-size-asian="11pt" fo:language="it" fo:country="IT"/>
    </style:style>
    <style:style style:name="P231" style:parent-style-name="Textbody" style:family="paragraph">
      <style:paragraph-properties fo:margin-top="0.0729in" fo:margin-bottom="0.0729in"/>
    </style:style>
    <style:style style:name="T232" style:parent-style-name="StrongEmphasis" style:family="text">
      <style:text-properties style:font-name="Arial, Helvetica, Verdana, sans" fo:color="#333333" fo:font-size="11pt" style:font-size-asian="11pt" fo:language="it" fo:country="IT"/>
    </style:style>
    <style:style style:name="T233" style:parent-style-name="Car.predefinitoparagrafo" style:family="text">
      <style:text-properties style:font-name="Arial, Helvetica, Verdana, sans" fo:color="#333333" fo:font-size="11pt" style:font-size-asian="11pt" fo:language="it" fo:country="IT"/>
    </style:style>
    <style:style style:name="T234" style:parent-style-name="Car.predefinitoparagrafo" style:family="text">
      <style:text-properties style:font-name="Arial, Helvetica, Verdana, sans" fo:color="#333333" fo:font-size="11pt" style:font-size-asian="11pt" fo:language="it" fo:country="IT"/>
    </style:style>
    <style:style style:name="P235" style:parent-style-name="Textbody" style:family="paragraph">
      <style:paragraph-properties fo:margin-top="0.0729in" fo:margin-bottom="0.0729in"/>
    </style:style>
    <style:style style:name="T236" style:parent-style-name="StrongEmphasis" style:family="text">
      <style:text-properties style:font-name="Arial, Helvetica, Verdana, sans" fo:color="#333333" fo:font-size="11pt" style:font-size-asian="11pt" fo:language="it" fo:country="IT"/>
    </style:style>
    <style:style style:name="T237" style:parent-style-name="Car.predefinitoparagrafo" style:family="text">
      <style:text-properties style:font-name="Arial, Helvetica, Verdana, sans" fo:color="#333333" fo:font-size="11pt" style:font-size-asian="11pt" fo:language="it" fo:country="IT"/>
    </style:style>
    <style:style style:name="T238" style:parent-style-name="Car.predefinitoparagrafo" style:family="text">
      <style:text-properties style:font-name="Arial, Helvetica, Verdana, sans" fo:color="#333333" fo:font-size="11pt" style:font-size-asian="11pt" fo:language="it" fo:country="IT"/>
    </style:style>
    <style:style style:name="P239" style:parent-style-name="Textbody" style:family="paragraph">
      <style:paragraph-properties fo:margin-top="0.1041in" fo:margin-bottom="0.1041in" fo:line-height="150%" fo:margin-right="0.2083in"/>
    </style:style>
    <style:style style:name="T240" style:parent-style-name="Car.predefinitoparagrafo" style:family="text">
      <style:text-properties style:font-name="Arial, Helvetica, Verdana, sans" fo:color="#333333" fo:font-size="11pt" style:font-size-asian="11pt" fo:language="it" fo:country="IT"/>
    </style:style>
    <style:style style:name="T241" style:parent-style-name="Car.predefinitoparagrafo" style:family="text">
      <style:text-properties style:font-name="Arial, Helvetica, Verdana, sans" fo:color="#333333" fo:font-size="11pt" style:font-size-asian="11pt" fo:language="it" fo:country="IT"/>
    </style:style>
    <style:style style:name="T242" style:parent-style-name="StrongEmphasis" style:family="text">
      <style:text-properties style:font-name="Arial, Helvetica, Verdana, sans" fo:color="#333333" fo:font-size="11pt" style:font-size-asian="11pt" fo:language="it" fo:country="IT"/>
    </style:style>
    <style:style style:name="T243" style:parent-style-name="Car.predefinitoparagrafo" style:family="text">
      <style:text-properties style:font-name="Arial, Helvetica, Verdana, sans" fo:color="#333333" fo:font-size="11pt" style:font-size-asian="11pt" fo:language="it" fo:country="IT"/>
    </style:style>
    <style:style style:name="P244" style:parent-style-name="Textbody" style:family="paragraph">
      <style:paragraph-properties fo:border="0.0034in solid #CCCCCC" fo:padding="0.1111in" style:shadow="none" fo:margin-top="0.1041in" fo:margin-bottom="0.1041in" fo:line-height="140%" fo:margin-right="0.2083in"/>
      <style:text-properties style:font-name="Consolas, 'Bitstream Vera Sans " fo:color="#333333" fo:font-size="9pt" style:font-size-asian="9pt" fo:language="en" fo:country="GB"/>
    </style:style>
    <style:style style:name="P245" style:parent-style-name="Textbody" style:family="paragraph">
      <style:paragraph-properties fo:margin-top="0.1041in" fo:margin-bottom="0.1041in" fo:line-height="150%" fo:margin-right="0.2083in"/>
    </style:style>
    <style:style style:name="T246" style:parent-style-name="Car.predefinitoparagrafo" style:family="text">
      <style:text-properties style:font-name="Arial, Helvetica, Verdana, sans" fo:color="#333333" fo:font-size="11pt" style:font-size-asian="11pt" fo:language="it" fo:country="IT"/>
    </style:style>
    <style:style style:name="T247" style:parent-style-name="Car.predefinitoparagrafo" style:family="text">
      <style:text-properties style:font-name="Arial, Helvetica, Verdana, sans" fo:color="#333333" fo:font-size="11pt" style:font-size-asian="11pt" fo:language="it" fo:country="IT"/>
    </style:style>
    <style:style style:name="T248" style:parent-style-name="Car.predefinitoparagrafo" style:family="text">
      <style:text-properties style:font-name="Arial, Helvetica, Verdana, sans" fo:color="#333333" fo:font-size="11pt" style:font-size-asian="11pt" fo:language="it" fo:country="IT"/>
    </style:style>
    <style:style style:name="T249" style:parent-style-name="StrongEmphasis" style:family="text">
      <style:text-properties style:font-name="Arial, Helvetica, Verdana, sans" fo:color="#333333" fo:font-size="11pt" style:font-size-asian="11pt" fo:language="it" fo:country="IT"/>
    </style:style>
    <style:style style:name="T250" style:parent-style-name="Car.predefinitoparagrafo" style:family="text">
      <style:text-properties style:font-name="Arial, Helvetica, Verdana, sans" fo:color="#333333" fo:font-size="11pt" style:font-size-asian="11pt" fo:language="it" fo:country="IT"/>
    </style:style>
    <style:style style:name="P251" style:parent-style-name="Textbody" style:family="paragraph">
      <style:paragraph-properties fo:margin-top="0.1041in" fo:margin-bottom="0.1041in" fo:line-height="150%" fo:margin-right="0.2083in"/>
      <style:text-properties style:font-name="Arial, Helvetica, Verdana, sans" fo:color="#333333" fo:font-size="11pt" style:font-size-asian="11pt" fo:language="it" fo:country="IT"/>
    </style:style>
    <style:style style:name="P252" style:parent-style-name="Standard" style:family="paragraph">
      <style:text-properties fo:language="it" fo:country="IT"/>
    </style:style>
    <style:style style:name="P253" style:parent-style-name="Standard" style:family="paragraph">
      <style:text-properties fo:language="it" fo:country="IT"/>
    </style:style>
    <style:style style:name="P254" style:parent-style-name="Standard" style:family="paragraph">
      <style:text-properties fo:language="it" fo:country="IT"/>
    </style:style>
    <style:style style:name="P255" style:parent-style-name="Standard" style:family="paragraph">
      <style:text-properties fo:language="it" fo:country="IT"/>
    </style:style>
    <style:style style:name="P256" style:parent-style-name="Standard" style:family="paragraph">
      <style:text-properties fo:language="it" fo:country="IT"/>
    </style:style>
    <style:style style:name="P257" style:parent-style-name="Standard" style:family="paragraph">
      <style:text-properties fo:language="it" fo:country="IT"/>
    </style:style>
    <style:style style:name="P258" style:parent-style-name="Standard" style:family="paragraph">
      <style:text-properties fo:language="it" fo:country="IT"/>
    </style:style>
    <style:style style:name="P259" style:parent-style-name="Standard" style:family="paragraph">
      <style:text-properties fo:language="it" fo:country="IT"/>
    </style:style>
    <style:style style:name="P260" style:parent-style-name="Standard" style:family="paragraph">
      <style:text-properties fo:language="it" fo:country="IT"/>
    </style:style>
    <style:style style:name="P261" style:parent-style-name="Standard" style:family="paragraph">
      <style:text-properties fo:language="it" fo:country="IT"/>
    </style:style>
    <style:style style:name="P262" style:parent-style-name="Standard" style:family="paragraph">
      <style:text-properties fo:language="it" fo:country="IT"/>
    </style:style>
    <style:style style:name="P263" style:parent-style-name="Standard" style:family="paragraph">
      <style:text-properties fo:language="it" fo:country="IT"/>
    </style:style>
    <style:style style:name="P264" style:parent-style-name="Standard" style:family="paragraph">
      <style:text-properties fo:language="it" fo:country="IT"/>
    </style:style>
    <style:style style:name="P265" style:parent-style-name="Standard" style:family="paragraph">
      <style:text-properties fo:language="it" fo:country="IT"/>
    </style:style>
  </office:automatic-styles>
  <office:body>
    <office:text text:use-soft-page-breaks="true">
      <text:p text:style-name="P1">Esempi pratici di utilizzo di read e write lock in MYSQL</text:p>
      <text:p text:style-name="P2"/>
      <text:p text:style-name="P3">Supponiamo di avere queste tabelle:<text:line-break/></text:p>
      <text:p text:style-name="P4">registi (id,nome,cognome,nazionalita,data_n)</text:p>
      <text:p text:style-name="P5">film (id,titolo,regista,anno,immagine)</text:p>
      <text:p text:style-name="P6"/>
      <text:p text:style-name="Standard"><text:span text:style-name="T7">start transaction;</text:span><text:span text:style-name="T8"><text:line-break/></text:span><text:span text:style-name="T9">//fa immediatamente commit; e<text:s/></text:span><text:span text:style-name="T10">unlock tables; delle istruz. preced.</text:span></text:p>
      <text:p text:style-name="P11"/>
      <text:p text:style-name="Standard"><text:span text:style-name="T12">lock tables registi read, film write; <text:s text:c="3"/></text:span><text:span text:style-name="T13">//devo mettere tutto quello che mi serve</text:span></text:p>
      <text:p text:style-name="P14">//qui posso usare solo le tabelle che ho dichiarato nell’istruzione di lock</text:p>
      <text:p text:style-name="P15"/>
      <text:p text:style-name="P16">select id into @mioregista from registi where cognome=’fellini’;<text:line-break/></text:p>
      <text:p text:style-name="P17">//dopo questo posso fare select @mioregista;<text:line-break/></text:p>
      <text:p text:style-name="P18">update film set anno=1980 where regista= @mioregista;</text:p>
      <text:p text:style-name="P19"/>
      <text:p text:style-name="P20">//… se qui dovessi usare altre tabelle rispetto a quelle dichiarate nell’op. di lock avrei errore</text:p>
      <text:p text:style-name="P21">//… se tento di modificare la tabella registi (lock read) da errore</text:p>
      <text:p text:style-name="P22"/>
      <text:p text:style-name="P23">commit; //o rollback</text:p>
      <text:p text:style-name="P24"/>
      <text:p text:style-name="Standard"><text:span text:style-name="T25">unlock tables;</text:span><text:span text:style-name="T26"><text:tab/></text:span><text:span text:style-name="T27"><text:tab/></text:span><text:span text:style-name="T28"><text:tab/></text:span><text:span text:style-name="T29">//non necessaria, commit lo fa automaticamente</text:span></text:p>
      <text:p text:style-name="P30"/>
      <text:p text:style-name="P31">qui @mioregista vale ancora;</text:p>
      <text:p text:style-name="P32">se faccio exit e rientro il suo valore é NULL;</text:p>
      <text:p text:style-name="P33"/>
      <text:p text:style-name="P34">ALIAS:</text:p>
      <text:p text:style-name="P35"/>
      <text:p text:style-name="P36">lock tables registi as rr read;</text:p>
      <text:p text:style-name="P37">select * from registi as rr;</text:p>
      <text:p text:style-name="P38">//<text:s/>select * from rr; da errore</text:p>
      <text:p text:style-name="P39">// select * from registi; da errore</text:p>
      <text:p text:style-name="P40"/>
      <text:p text:style-name="P41">Attenzione in mysql, se non uso start transaction, il commit viene fatto dopo ogni istruzione (è attivo un flag che si chiama autocommit)</text:p>
      <text:p text:style-name="P42">Se fisso</text:p>
      <text:p text:style-name="P43">set autocommit=0;</text:p>
      <text:p text:style-name="P44"/>
      <text:p text:style-name="P45">//devo fare commit o rollback “a mano” per rendere definitive<text:s/>le istruzioni o disfarle</text:p>
      <text:p text:style-name="P46">//se si fissa, attenzione a non dimenticarlo settato</text:p>
      <text:p text:style-name="P47"/>
      <text:p text:style-name="P48">Tutte le istruzioni che appartengono al DDL fanno sempre commit<text:s/><text:line-break/>(anche se ho settato autocommit=0)</text:p>
      <text:p text:style-name="P49"/>
      <text:p text:style-name="P50">Blocchi di porzioni di tabelle:</text:p>
      <text:p text:style-name="P51"/>
      <text:p text:style-name="P52">select ** for UPDATE; <text:s text:c="2"/>(fa il lock in<text:s/>write e in read del blocco di dati)</text:p>
      <text:p text:style-name="P53">select **LOCK IN SHARE MODE; (fa il lock in read del blocco di dati)</text:p>
      <text:p text:style-name="P54">blocchi che valgono solo fino a fine transazione</text:p>
      <text:p text:style-name="P55"/>
      <text:p text:style-name="P56">SCHEMA GENERALE CHE SI PUO’ UTILIZZARE in MYSQL:</text:p>
      <text:p text:style-name="P57"/>
      <text:p text:style-name="P58">set autocommit=0;<text:tab/><text:tab/>//da qui le op. sulle tab.<text:s/>vengono rese definitive solo se faccio commit</text:p>
      <text:p text:style-name="P59">lock tables tbl1 read, tbl2 write;<text:tab/>//prendo tutte quelle che mi servono</text:p>
      <text:p text:style-name="P60">….. comandi di utilizzo delle tabelle</text:p>
      <text:p text:style-name="P61">commit/rollback;<text:tab/><text:tab/>//decido sulle sorti della transazione</text:p>
      <text:p text:style-name="P62">unlock tables;<text:tab/><text:tab/><text:tab/>//rilascio le risorse FA ANCHE COMMIT se non lo avessi fatto</text:p>
      <text:p text:style-name="P63"/>
      <text:p text:style-name="P64">set autocommit = 1;<text:tab/><text:tab/>//riporto la situazione del commit come era prima</text:p>
      <text:p text:style-name="P65"/>
      <text:p text:style-name="P66"/>
      <text:p text:style-name="P67"/>
      <text:p text:style-name="P68"/>
      <text:p text:style-name="P69"/>
      <text:p text:style-name="P70"/>
      <text:p text:style-name="P71"/>
      <text:p text:style-name="P72"/>
      <text:p text:style-name="P73"/>
      <text:p text:style-name="P74"><text:span text:style-name="T75">Una delle classiche problematiche che un DBMS deve gestire è<text:s/></text:span><text:span text:style-name="T76">l’accesso simultaneo ai dati da parte di diversi utenti, sia in lettura che in<text:s/></text:span><text:span text:style-name="T77">aggiornamento</text:span><text:span text:style-name="T78">.</text:span></text:p>
      <text:p text:style-name="P79">Una situazione tipica di questo genere è il caso in cui, ad esempio, due utenti leggono lo stesso dato con l’intenzione di aggiornarlo: evidentemente uno dei due lo farà per primo, e a quel punto il secondo utente, quando tenterà a sua volta<text:s/>un aggiornamento, troverà una situazione variata rispetto al momento in cui aveva letto i dati, col rischio di creare situazioni incongruenti.</text:p>
      <text:p text:style-name="P80">Un’altra classica situazione che pone dei problemi è quella in cui un’applicazione deve effettuare più aggiornamenti logicamente collegati fra loro, tanto da richiedere che tutti gli aggiornamenti siano annullati qualora uno solo di essi dovesse fallire.</text:p>
      <text:p text:style-name="P81">Le soluzioni per questi problemi sono, nella forma più semplice, i lock sulle tabelle, e in quella più avanzata le transazioni. Queste ultime sono disponibili su tabelle InnoDB – lo Storage Engine di default a partire dalla versione 5.5 del DBMS – oltre che su NDB, un meccanismo dedicato ai Cluster che vedremo in seguito. Al contrario, non possono essere utilizzate su tabelle MyISAM.</text:p>
      <text:p text:style-name="P82">&gt;&gt; attenzione, anche se le due problematiche sono collegate (lock e transazioni), le transazioni potrebbero essere necessarie anche in caso di NON condivisione dei dati fra diversi processi (un solo processo alla volta fa accesso alle tabelle)</text:p>
      <text:p text:style-name="P83"><text:span text:style-name="T84">Cominciamo con l’analisi dei </text:span><text:span text:style-name="T85">lock</text:span><text:span text:style-name="T86">, che possiamo considerare dei vincoli di “uso esclusivo” (attenzione, il lock in lettura non è “propriamente esclusivo”, più processi possonovessere in lettura, ma non in modifcaa, sulla stessa tabella) che un utente</text:span><text:span text:style-name="T87"><text:s/>può ottenere su determinate tabelle per il tempo necessario a svolgere le operazioni che gli sono necessarie. Con i lock si possono simulare (parzialmente) transazioni, o in alcuni casi semplicemente velocizzare le<text:s/></text:span><text:soft-page-break/><text:span text:style-name="T88">operazioni di scrittura, qualora vi sian</text:span><text:span text:style-name="T89">o grosse moli di dati da inserire. L’uso dei lock è consigliato solo con le tabelle di tipo MyISAM, che non supportano le transazioni.</text:span></text:p>
      <text:p text:style-name="P90"><text:span text:style-name="T91">Un </text:span><text:span text:style-name="T92">lock</text:span><text:span text:style-name="T93"> può essere richiesto in<text:s/></text:span><text:span text:style-name="T94">lettura</text:span><text:span text:style-name="T95"><text:s/>o in<text:s/></text:span><text:span text:style-name="T96">scrittura</text:span><text:span text:style-name="T97">: nel primo caso l’utente ha la garanzia che nessuno farà<text:s/></text:span><text:span text:style-name="T98">aggiornamenti sulla tabella bloccata fino a quando non sarà rilasciato il lock, ma agli altri utenti viene comunque lasciata la possibilità di leggere sulla stessa tabella. In questo caso però nemmeno l’utente che ha ottenuto il lock può fare aggiornamenti</text:span><text:span text:style-name="T99">.</text:span></text:p>
      <text:p text:style-name="P100">Il lock in scrittura invece impedisce agli altri utenti qualsiasi tipo di accesso alla tabella, e consente all’utente che l’ha ottenuto operazioni di lettura e scrittura.</text:p>
      <text:p text:style-name="P101"/>
      <text:p text:style-name="P102">Vediamo la sintassi delle operazioni di lock, ricordando che esse<text:s/>richiedono il privilegio LOCK TABLES nonché quello di SELECT sulle tabelle interessate:</text:p>
      <text:p text:style-name="P103">LOCK TABLES</text:p>
      <text:p text:style-name="P104"><text:span text:style-name="T105"><text:s text:c="4"/></text:span><text:span text:style-name="T106">tabella</text:span><text:span text:style-name="T107"><text:s/>[AS<text:s/></text:span><text:span text:style-name="T108">alias</text:span><text:span text:style-name="T109">] {READ [LOCAL] | [LOW_PRIORITY] WRITE}</text:span></text:p>
      <text:p text:style-name="P110"><text:span text:style-name="T111"><text:s text:c="4"/></text:span><text:span text:style-name="T112">[,<text:s/></text:span><text:span text:style-name="T113">tabella</text:span><text:span text:style-name="T114"><text:s/>[AS<text:s/></text:span><text:span text:style-name="T115">alias</text:span><text:span text:style-name="T116">] {READ [LOCAL] | [LOW_PRIORITY] WRITE}] ...</text:span></text:p>
      <text:p text:style-name="P117"><text:span text:style-name="T118">Innanzitutto notiamo che è</text:span><text:span text:style-name="T119"><text:s/>possibile effettuare il lock su più tabelle con un’unica istruzione LOCK TABLES; in realtà,<text:s/></text:span><text:span text:style-name="T120">più che di una possibilità si tratta di un obbligo</text:span><text:span text:style-name="T121">.</text:span></text:p>
      <text:p text:style-name="P122"><text:span text:style-name="T123">Infatti<text:s/></text:span><text:span text:style-name="T124">ogni istruzione LOCK TABLES causa il rilascio dei lock ottenuti in precedenza:</text:span><text:span text:style-name="T125"><text:s/>di<text:s/></text:span><text:span text:style-name="T126">conseguenza, se avete bisogno di ottenere lock su più tabelle, siete obbligati a farlo con un’unica istruzione.</text:span></text:p>
      <text:p text:style-name="P127"><text:span text:style-name="T128">Ad ogni tabella di cui chiediamo il lock è possibile associare un alias, esattamente come nelle query: anche in questo caso siamo vincolati ad u</text:span><text:span text:style-name="T129">sare questo sistema qualora le query che ci accingiamo ad effettuare utilizzino gli alias. In pratica,<text:s/></text:span><text:span text:style-name="T130">dopo avere ottenuto un lock, le nostre query possono utilizzare </text:span><text:span text:style-name="T131">solo</text:span><text:span text:style-name="T132"> le tabelle su cui abbiamo i lock</text:span><text:span text:style-name="T133">: non è possibile quindi, in presenza di lock attivi</text:span><text:span text:style-name="T134">, accedere ad altre tabelle; inoltre, a queste tabelle dovremo accedere utilizzando </text:span><text:span text:style-name="T135">gli stessi alias</text:span><text:span text:style-name="T136"> definiti in fase di lock.<text:s/></text:span><text:span text:style-name="T137">Qualora una tabella sia presente più volte in una query, avremo evidentemente bisogno di più di un alias</text:span><text:span text:style-name="T138">: di conseguenza dovremo<text:s/></text:span><text:span text:style-name="T139">ottenere un lock </text:span><text:span text:style-name="T140">per ogni alias</text:span><text:span text:style-name="T141">, sebbene la tabella sia la stessa.</text:span></text:p>
      <text:p text:style-name="P142">La clausola LOCAL associata ad un READ lock consente ad altri utenti di effettuare inserimenti che non vadano in conflitto con le nostre letture. La clausola LOW_PRIORITY associata ad un WRITE lock fa sì che la richiesta dia la precedenza alle richieste di lock in lettura (normalmente invece un lock in scrittura ha priorità più alta).</text:p>
      <text:p text:style-name="P143">I lock ottenuti vengono rilasciati con l’istruzione:</text:p>
      <text:p text:style-name="P144">UNLOCK TABLES</text:p>
      <text:p text:style-name="P145">In realtà abbiamo già visto che anche una<text:s/>nuova richiesta di lock causa il rilascio dei precedenti; inoltre i lock vengono rilasciati automaticamente alla chiusura della connessione, qualora non sia stato fatto esplicitamente.</text:p>
      <text:h text:style-name="P146" text:outline-level="2">Le transazioni</text:h>
      <text:p text:style-name="P147">Passiamo ora alle transazioni, con particolare riferimento alle tabelle InnoDB.</text:p>
      <text:p text:style-name="P148"><text:span text:style-name="T149">L’uso delle transazioni permette di “consolidare” le modifiche alla base dati solo in un momento ben preciso: dal momento in cui avviamo una transazione, gli aggiornamenti rimangono sospesi<text:s/></text:span><text:soft-page-break/><text:span text:style-name="T150">(e invisibili ad altri utenti) fino a qua</text:span><text:span text:style-name="T151">ndo non li confermiamo (</text:span><text:span text:style-name="T152">commit</text:span><text:span text:style-name="T153">); in alternativa alla conferma è possibile annullarli (</text:span><text:span text:style-name="T154">rollback</text:span><text:span text:style-name="T155">).</text:span></text:p>
      <text:p text:style-name="P156"><text:span text:style-name="T157">Innanzitutto va segnalato che MySQL gira di default in </text:span><text:span text:style-name="T158">autocommit mode</text:span><text:span text:style-name="T159">: questo significa che tutti gli aggiornamenti vengono automaticamente consolidati nel mo</text:span><text:span text:style-name="T160">mento in cui sono eseguiti. Se siamo in autocommit, per iniziare una transazione dobbiamo usare l’istruzione</text:span><text:span text:style-name="T161">START TRANSACTION</text:span><text:span text:style-name="T162">; da questo punto in poi tutti gli aggiornamenti rimarranno sospesi. La transazione può essere chiusa con l’istruzione </text:span><text:span text:style-name="T163">COMMIT</text:span><text:span text:style-name="T164">, che<text:s/></text:span><text:span text:style-name="T165">consolida le modifiche, oppure con </text:span><text:span text:style-name="T166">ROLLBACK</text:span><text:span text:style-name="T167">, che annulla tutti gli aggiornamenti effettuati nel corso della transazione. Possiamo utilizzare anche </text:span><text:span text:style-name="T168">COMMIT AND CHAIN</text:span><text:span text:style-name="T169"> o </text:span><text:span text:style-name="T170">ROLLBACK AND CHAIN</text:span><text:span text:style-name="T171">, che provocano l’immediata apertura di una nuova transazione, oppure </text:span><text:span text:style-name="T172">COMMIT RELEASE</text:span><text:span text:style-name="T173"> o</text:span><text:span text:style-name="T174">ROLLBACK RELEASE</text:span><text:span text:style-name="T175">, che oltre a chiudere la transazione chiudono anche la connessione al server.</text:span></text:p>
      <text:p text:style-name="P176"><text:span text:style-name="T177">Con l’istruzione </text:span><text:span text:style-name="T178">SET AUTOCOMMIT=0</text:span><text:span text:style-name="T179"> possiamo disattivare l’autocommit: in questo caso non è più necessario avviare le transazioni con START TRANSAC</text:span><text:span text:style-name="T180">TION, e tutti gli aggiornamenti rimarranno sospesi fino all’uso di COMMIT o ROLLBACK.</text:span><text:span text:style-name="T181"><text:line-break/></text:span><text:span text:style-name="T182">All’interno di una transazione è anche possibile stabilire dei </text:span><text:span text:style-name="T183">savepoint</text:span><text:span text:style-name="T184">, cioè degli stati intermedi ai quali possiamo ritornare con una ROLLBACK, invece di annullare int</text:span><text:span text:style-name="T185">eramente la transazione.</text:span></text:p>
      <text:p text:style-name="P186">Vediamo un esempio:</text:p>
      <text:p text:style-name="P187"><text:span text:style-name="T188">START TRANSACTION</text:span><text:span text:style-name="T189"><text:line-break/></text:span><text:span text:style-name="T190">…</text:span><text:span text:style-name="T191">istruzioni di aggiornamento (1)</text:span><text:span text:style-name="T192">…</text:span><text:span text:style-name="T193"><text:line-break/></text:span><text:span text:style-name="T194">SAVEPOINT sp1;</text:span><text:span text:style-name="T195"><text:line-break/></text:span><text:span text:style-name="T196">…</text:span><text:span text:style-name="T197">istruzioni di aggiornamento (2)</text:span><text:span text:style-name="T198">…</text:span><text:span text:style-name="T199"><text:line-break/></text:span><text:span text:style-name="T200">ROLLBACK TO SAVEPOINT sp1;</text:span><text:span text:style-name="T201"><text:line-break/></text:span><text:span text:style-name="T202">…</text:span><text:span text:style-name="T203">istruzioni di aggiornamento (3)</text:span><text:span text:style-name="T204">…</text:span><text:span text:style-name="T205"><text:line-break/></text:span><text:span text:style-name="T206">COMMIT</text:span></text:p>
      <text:p text:style-name="P207"><text:span text:style-name="T208">In questo caso, dopo avere avviato la tran</text:span><text:span text:style-name="T209">sazione abbiamo eseguito un primo blocco di aggiornamenti, seguito dalla creazione del savepoint col nome ‘sp1′; in seguito abbiamo eseguito un secondo blocco di aggiornamenti; l’istruzione </text:span><text:span text:style-name="T210">ROLLBACK TO SAVEPOINT sp1</text:span><text:span text:style-name="T211">fa sì che “ritorniamo” alla situazione es</text:span><text:span text:style-name="T212">istente quando abbiamo creato il savepoint: in pratica solo il secondo blocco di aggiornamenti viene annullato, e la transazione rimane aperta; una semplice ROLLBACK invece avrebbe annullato tutto e chiuso la transazione.</text:span></text:p>
      <text:p text:style-name="P213">La COMMIT effettuata dopo il terzo<text:s/>blocco fa sì che vengano consolidati gli aggiornamenti effettuati nel primo e nel terzo blocco.</text:p>
      <text:p text:style-name="P214">È bene ricordare che un utilizzo corretto delle transazioni è possibile solo utilizzando lo stesso tipo di tabelle all’interno di ogni transazione. È<text:s/>altamente sconsigliato ovviamente l’utilizzo di tabelle MyISAM nelle transazioni, in quanto su di esse non è possibile effettuare il ROLLBACK e gli aggiornamenti relativi sono immediatamente effettivi: in caso di ROLLBACK quindi si<text:s/><text:soft-page-break/>genererebbero proprio quelle inconsistenze che l’uso delle transazioni mira ad evitare.</text:p>
      <text:p text:style-name="P215">Ricordiamo anche che alcuni tipi di operazioni non sono annullabili: in generale tutte quelle che creano, eliminano, o alterano la struttura di database e tabelle. È bene quindi evitare di includere in una transazione tali operazioni, che fra l’altro, nella maggior parte dei casi, causano una implicita COMMIT.</text:p>
      <text:p text:style-name="P216">In alcuni casi è utile utilizzare due clausole particolari quando si effettua una SELECT:</text:p>
      <text:p text:style-name="P217">SELECT ………. FOR UPDATE;<text:line-break/>SELECT ………. LOCK IN SHARE MODE;</text:p>
      <text:p text:style-name="P218">La clausola FOR UPDATE stabilisce un lock su tutte le righe lette che impedirà ad altri utenti di leggere le stesse righe fino al termine della nostra transazione; evidentemente si utilizza quando leggiamo un dato con l’intenzione di aggiornarlo.<text:s/>La clausola LOCK IN SHARE MODE invece stabilisce un lock che impedisce solo gli aggiornamenti, garantendoci che il contenuto della riga rimarrà invariato per la durata della nostra transazione.</text:p>
      <text:h text:style-name="P219" text:outline-level="2">Isolation level</text:h>
      <text:p text:style-name="P220">Un aspetto importante relativamente alle transazioni è il livello di isolamento al quale vengono effettuate. I livelli possibili sono quattro, e li elenchiamo in ordine crescente:</text:p>
      <text:list text:style-name="LFO1" text:continue-numbering="true">
        <text:list-item>
          <text:p text:style-name="P221"><text:span text:style-name="T222">READ UNCOMMITTED</text:span><text:span text:style-name="T223">: a questo livello sono visibili gli aggiornamenti effettuati da altri utenti</text:span><text:span text:style-name="T224">anche se non<text:s/></text:span><text:span text:style-name="T225">consolidati</text:span><text:span text:style-name="T226">: è un comportamento non propriamente transazionale, che può dare ovviamente seri problemi di consistenza dei dati; va utilizzato solo quando non abbiamo preoccupazioni di questo tipo e abbiamo bisogno di velocizzare le letture</text:span></text:p>
        </text:list-item>
        <text:list-item>
          <text:p text:style-name="P227"><text:span text:style-name="T228">READ COMMITTED</text:span><text:span text:style-name="T229">: a</text:span><text:span text:style-name="T230"><text:s/>questo livello gli aggiornamenti diventano visibili solo dopo il consolidamento</text:span></text:p>
        </text:list-item>
        <text:list-item>
          <text:p text:style-name="P231"><text:span text:style-name="T232">REPETEABLE READ</text:span><text:span text:style-name="T233">: in questo caso perchè un aggiornamento diventi visibile deve essere non solo consolidato, ma anche la transazione che legge deve essere terminata; in pratica,</text:span><text:span text:style-name="T234"><text:s/>la stessa lettura ripetuta all’interno di una transazione darà sempre lo stesso risultato; è la modalità di default</text:span></text:p>
        </text:list-item>
        <text:list-item>
          <text:p text:style-name="P235"><text:span text:style-name="T236">SERIALIZABLE</text:span><text:span text:style-name="T237">: come nel caso precedente, ma in più, la semplice lettura di un dato provoca il blocco degli aggiornamenti fino al termine del</text:span><text:span text:style-name="T238">la transazione; in sostanza è come se ogni SELECT venisse effettuata con la clausola LOCK IN SHARE MODE</text:span></text:p>
        </text:list-item>
      </text:list>
      <text:p text:style-name="P239"><text:span text:style-name="T240">Il livello di isolamento utilizzato può essere determinato dall’opzione di avvio del server –transaction-isolation (vedere lez. 4, facendo attenzione al</text:span><text:span text:style-name="T241">la diversa sintassi delle opzioni); per sapere qual è il livello in uso possiamo usare l’istruzione </text:span><text:span text:style-name="T242">SELECT @@tx_isolation</text:span><text:span text:style-name="T243">; inoltre possiamo modificarlo con la seguente istruzione:</text:span></text:p>
      <text:p text:style-name="P244">SET [GLOBAL | SESSION] TRANSACTION ISOLATION LEVEL<text:line-break/>{ READ UNCOMMITTED | READ<text:s/>COMMITTED | REPEATABLE READ | SERIALIZABLE }</text:p>
      <text:p text:style-name="P245"><text:span text:style-name="T246">Se omettiamo le clausole GLOBAL e SESSION la modifica è valida solo per la transazione<text:s/></text:span><text:soft-page-break/><text:span text:style-name="T247">successiva; con SESSION impostiamo il valore per l’intera connessione, mentre con GLOBAL modifichiamo il valore per il serv</text:span><text:span text:style-name="T248">er: tale valore verrà quindi adottato su tutte le connessioni aperte successivamente (</text:span><text:span text:style-name="T249">non</text:span><text:span text:style-name="T250"> su quelle già aperte); in quest’ultimo caso è necessario il privilegio SUPER.</text:span></text:p>
      <text:p text:style-name="P251">Per concludere, abbiamo già detto che l’uso di LOCK TABLES è consigliato solo su storage<text:s/>engine non transazionali. Ricordiamo anche che se lo usiamo su storage engine transazionali un’istruzione LOCK TABLES causerà una implicita COMMIT di una eventuale transazione aperta. All’opposto, avviare una transazione provoca l’implicita esecuzione di<text:s/>una UNLOCK TABLES.</text:p>
      <text:p text:style-name="P252"/>
      <text:p text:style-name="P253">http://dev.mysql.com/doc/refman/5.7/en/user-variables.html</text:p>
      <text:p text:style-name="P254"/>
      <text:p text:style-name="P255"/>
      <text:p text:style-name="P256"/>
      <text:p text:style-name="P257"/>
      <text:p text:style-name="P258"/>
      <text:p text:style-name="P259"/>
      <text:p text:style-name="P260"/>
      <text:p text:style-name="P261"/>
      <text:p text:style-name="P262"/>
      <text:p text:style-name="P263"/>
      <text:p text:style-name="P264"/>
      <text:p text:style-name="P26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MS PMincho" svg:font-family="MS PMincho" style:font-family-generic="roman" style:font-pitch="variable"/>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MS PGothic" svg:font-family="MS PGothic" style:font-family-generic="swiss" style:font-pitch="variable" svg:panose-1="2 11 6 0 7 2 5 8 2 4"/>
    <style:font-face style:name="OpenSymbol" svg:font-family="OpenSymbol" style:font-family-generic="system" style:font-pitch="variable" svg:panose-1="5 1 0 0 0 0 0 0 0 0"/>
    <style:font-face style:name="Arial, Helvetica, Verdana, sans" svg:font-family="Arial, Helvetica, Verdana, sans" style:font-family-generic="system"/>
    <style:font-face style:name="Consolas, 'Bitstream Vera Sans " svg:font-family="Consolas, 'Bitstream Vera Sans "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02in"/>
      <style:text-properties style:font-name="Times New Roman" style:font-name-asian="Andale Sans U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ja" style:country-asian="JP" style:language-complex="fa" style:country-complex="IR" style:text-combine="none" fo:hyphenate="true"/>
    </style:default-style>
    <style:style style:name="Titolo2" style:display-name="Titolo 2" style:family="paragraph" style:parent-style-name="Heading" style:next-style-name="Textbody" style:default-outline-level="2">
      <style:text-properties style:font-name="Times New Roman" style:font-name-asian="MS PMincho" fo:font-weight="bold" style:font-weight-asian="bold" style:font-weight-complex="bold" fo:font-size="18pt" style:font-size-asian="18pt" style:font-size-complex="18pt" fo:hyphenate="false"/>
    </style:style>
    <style:style style:name="Normale" style:display-name="Normale" style:family="paragraph">
      <style:text-properties fo:hyphenate="false"/>
    </style:style>
    <style:style style:name="Car.predefinitoparagrafo" style:display-name="Car. predefinito paragrafo"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Elenco" style:display-name="Elenco" style:family="paragraph" style:parent-style-name="Textbody">
      <style:text-properties fo:hyphenate="false"/>
    </style:style>
    <style:style style:name="Didascalia" style:display-name="Didascali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PreformattedText" style:display-name="Preformatted Text" style:family="paragraph" style:parent-style-name="Standard">
      <style:text-properties style:font-name="Courier New" style:font-name-asian="MS PGothic" style:font-name-complex="Courier New" fo:font-size="10pt" style:font-size-asian="10pt" style:font-size-complex="10pt"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style:style style:name="Enfasicorsivo" style:display-name="Enfasi (corsivo)" style:family="text">
      <style:text-properties fo:font-style="italic" style:font-style-asian="italic" style:font-style-complex="italic"/>
    </style:style>
    <style:style style:name="StrongEmphasis" style:display-name="Strong Emphasis" style:family="text">
      <style:text-properties fo:font-weight="bold" style:font-weight-asian="bold" style:font-weight-complex="bold"/>
    </style:style>
    <style:style style:name="SourceText" style:display-name="Source Text" style:family="text">
      <style:text-properties style:font-name="Courier New" style:font-name-asian="MS PGothic" style:font-name-complex="Courier New"/>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CharLFO1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style:page-layout style:name="PL0">
      <style:page-layout-properties fo:page-width="8.2673in" fo:page-height="11.692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UTENTE</meta:initial-creator>
    <dc:creator>Cinzia Turchet</dc:creator>
    <meta:creation-date>2020-03-23T16:31:00Z</meta:creation-date>
    <dc:date>2021-03-25T16:52:00Z</dc:date>
    <meta:template xlink:href="Normal.dotm" xlink:type="simple"/>
    <meta:editing-cycles>20</meta:editing-cycles>
    <meta:editing-duration>PT10860S</meta:editing-duration>
    <meta:user-defined meta:name="Info 1"/>
    <meta:user-defined meta:name="Info 2"/>
    <meta:user-defined meta:name="Info 3"/>
    <meta:user-defined meta:name="Info 4"/>
    <meta:document-statistic meta:page-count="7" meta:paragraph-count="26" meta:word-count="1951" meta:character-count="13049" meta:row-count="92" meta:non-whitespace-character-count="11124"/>
  </office:meta>
</office:document-meta>
</file>